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943cm" table:align="left"/>
    </style:style>
    <style:style style:name="表1.A" style:family="table-column">
      <style:table-column-properties style:column-width="0.945cm"/>
    </style:style>
    <style:style style:name="表1.B" style:family="table-column">
      <style:table-column-properties style:column-width="2.427cm"/>
    </style:style>
    <style:style style:name="表1.C" style:family="table-column">
      <style:table-column-properties style:column-width="9.571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043cm" table:align="left"/>
    </style:style>
    <style:style style:name="表2.A" style:family="table-column">
      <style:table-column-properties style:column-width="0.838cm"/>
    </style:style>
    <style:style style:name="表2.B" style:family="table-column">
      <style:table-column-properties style:column-width="2.417cm"/>
    </style:style>
    <style:style style:name="表2.C" style:family="table-column">
      <style:table-column-properties style:column-width="4.789cm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C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43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417cm"/>
    </style:style>
    <style:style style:name="表3.C" style:family="table-column">
      <style:table-column-properties style:column-width="4.789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43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4.789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9.578cm" table:align="left"/>
    </style:style>
    <style:style style:name="表5.A" style:family="table-column">
      <style:table-column-properties style:column-width="0.838cm"/>
    </style:style>
    <style:style style:name="表5.B" style:family="table-column">
      <style:table-column-properties style:column-width="2.417cm"/>
    </style:style>
    <style:style style:name="表5.C" style:family="table-column">
      <style:table-column-properties style:column-width="6.324cm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C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9.578cm" table:align="left"/>
    </style:style>
    <style:style style:name="表6.A" style:family="table-column">
      <style:table-column-properties style:column-width="0.838cm"/>
    </style:style>
    <style:style style:name="表6.B" style:family="table-column">
      <style:table-column-properties style:column-width="2.417cm"/>
    </style:style>
    <style:style style:name="表6.C" style:family="table-column">
      <style:table-column-properties style:column-width="6.324cm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C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578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324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9.578cm" table:align="left"/>
    </style:style>
    <style:style style:name="表8.A" style:family="table-column">
      <style:table-column-properties style:column-width="0.838cm"/>
    </style:style>
    <style:style style:name="表8.B" style:family="table-column">
      <style:table-column-properties style:column-width="2.417cm"/>
    </style:style>
    <style:style style:name="表8.C" style:family="table-column">
      <style:table-column-properties style:column-width="6.324cm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C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9.578cm" table:align="left"/>
    </style:style>
    <style:style style:name="表9.A" style:family="table-column">
      <style:table-column-properties style:column-width="0.838cm"/>
    </style:style>
    <style:style style:name="表9.B" style:family="table-column">
      <style:table-column-properties style:column-width="2.417cm"/>
    </style:style>
    <style:style style:name="表9.C" style:family="table-column">
      <style:table-column-properties style:column-width="6.324cm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C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578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324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578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324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9.578cm" table:align="left"/>
    </style:style>
    <style:style style:name="表12.A" style:family="table-column">
      <style:table-column-properties style:column-width="0.838cm"/>
    </style:style>
    <style:style style:name="表12.B" style:family="table-column">
      <style:table-column-properties style:column-width="2.417cm"/>
    </style:style>
    <style:style style:name="表12.C" style:family="table-column">
      <style:table-column-properties style:column-width="6.324cm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C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9.578cm" table:align="left"/>
    </style:style>
    <style:style style:name="表13.A" style:family="table-column">
      <style:table-column-properties style:column-width="0.838cm"/>
    </style:style>
    <style:style style:name="表13.B" style:family="table-column">
      <style:table-column-properties style:column-width="2.417cm"/>
    </style:style>
    <style:style style:name="表13.C" style:family="table-column">
      <style:table-column-properties style:column-width="6.324cm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C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578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324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9.578cm" table:align="left"/>
    </style:style>
    <style:style style:name="表15.A" style:family="table-column">
      <style:table-column-properties style:column-width="0.838cm"/>
    </style:style>
    <style:style style:name="表15.B" style:family="table-column">
      <style:table-column-properties style:column-width="2.417cm"/>
    </style:style>
    <style:style style:name="表15.C" style:family="table-column">
      <style:table-column-properties style:column-width="6.324cm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C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9.578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324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578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324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9.578cm" table:align="left"/>
    </style:style>
    <style:style style:name="表18.A" style:family="table-column">
      <style:table-column-properties style:column-width="0.838cm"/>
    </style:style>
    <style:style style:name="表18.B" style:family="table-column">
      <style:table-column-properties style:column-width="2.417cm"/>
    </style:style>
    <style:style style:name="表18.C" style:family="table-column">
      <style:table-column-properties style:column-width="6.324cm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C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9.578cm" table:align="left"/>
    </style:style>
    <style:style style:name="表19.A" style:family="table-column">
      <style:table-column-properties style:column-width="0.838cm"/>
    </style:style>
    <style:style style:name="表19.B" style:family="table-column">
      <style:table-column-properties style:column-width="2.417cm"/>
    </style:style>
    <style:style style:name="表19.C" style:family="table-column">
      <style:table-column-properties style:column-width="6.324cm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C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578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324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9.578cm" table:align="left"/>
    </style:style>
    <style:style style:name="表21.A" style:family="table-column">
      <style:table-column-properties style:column-width="0.838cm"/>
    </style:style>
    <style:style style:name="表21.B" style:family="table-column">
      <style:table-column-properties style:column-width="2.417cm"/>
    </style:style>
    <style:style style:name="表21.C" style:family="table-column">
      <style:table-column-properties style:column-width="6.324cm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C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14.531cm" table:align="left"/>
    </style:style>
    <style:style style:name="表22.A" style:family="table-column">
      <style:table-column-properties style:column-width="0.838cm"/>
    </style:style>
    <style:style style:name="表22.B" style:family="table-column">
      <style:table-column-properties style:column-width="2.417cm"/>
    </style:style>
    <style:style style:name="表22.C" style:family="table-column">
      <style:table-column-properties style:column-width="11.277cm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C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14.531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11.277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14.531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11.277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14.531cm" table:align="left"/>
    </style:style>
    <style:style style:name="表25.A" style:family="table-column">
      <style:table-column-properties style:column-width="0.838cm"/>
    </style:style>
    <style:style style:name="表25.B" style:family="table-column">
      <style:table-column-properties style:column-width="2.417cm"/>
    </style:style>
    <style:style style:name="表25.C" style:family="table-column">
      <style:table-column-properties style:column-width="11.277cm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C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14.531cm" table:align="left"/>
    </style:style>
    <style:style style:name="表26.A" style:family="table-column">
      <style:table-column-properties style:column-width="0.838cm"/>
    </style:style>
    <style:style style:name="表26.B" style:family="table-column">
      <style:table-column-properties style:column-width="2.417cm"/>
    </style:style>
    <style:style style:name="表26.C" style:family="table-column">
      <style:table-column-properties style:column-width="11.277cm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C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14.531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11.277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14.531cm" table:align="left"/>
    </style:style>
    <style:style style:name="表28.A" style:family="table-column">
      <style:table-column-properties style:column-width="0.838cm"/>
    </style:style>
    <style:style style:name="表28.B" style:family="table-column">
      <style:table-column-properties style:column-width="2.417cm"/>
    </style:style>
    <style:style style:name="表28.C" style:family="table-column">
      <style:table-column-properties style:column-width="11.277cm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C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14.531cm" table:align="left"/>
    </style:style>
    <style:style style:name="表30.A" style:family="table-column">
      <style:table-column-properties style:column-width="0.838cm"/>
    </style:style>
    <style:style style:name="表30.B" style:family="table-column">
      <style:table-column-properties style:column-width="2.417cm"/>
    </style:style>
    <style:style style:name="表30.C" style:family="table-column">
      <style:table-column-properties style:column-width="11.277cm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C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14.531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11.277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14.531cm" table:align="left"/>
    </style:style>
    <style:style style:name="表32.A" style:family="table-column">
      <style:table-column-properties style:column-width="0.838cm"/>
    </style:style>
    <style:style style:name="表32.B" style:family="table-column">
      <style:table-column-properties style:column-width="2.417cm"/>
    </style:style>
    <style:style style:name="表32.C" style:family="table-column">
      <style:table-column-properties style:column-width="11.277cm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C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14.531cm" table:align="left"/>
    </style:style>
    <style:style style:name="表33.A" style:family="table-column">
      <style:table-column-properties style:column-width="0.838cm"/>
    </style:style>
    <style:style style:name="表33.B" style:family="table-column">
      <style:table-column-properties style:column-width="2.417cm"/>
    </style:style>
    <style:style style:name="表33.C" style:family="table-column">
      <style:table-column-properties style:column-width="11.277cm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C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6cm" fo:margin-left="0.161cm" fo:margin-right="11.24cm" table:align="margins"/>
    </style:style>
    <style:style style:name="表41.A" style:family="table-column">
      <style:table-column-properties style:column-width="2.69cm" style:rel-column-width="31477*"/>
    </style:style>
    <style:style style:name="表41.B" style:family="table-column">
      <style:table-column-properties style:column-width="2.91cm" style:rel-column-width="34058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5.821cm" fo:margin-left="0.161cm" fo:margin-right="11.019cm" table:align="margins"/>
    </style:style>
    <style:style style:name="表42.A" style:family="table-column">
      <style:table-column-properties style:column-width="2.845cm" style:rel-column-width="32032*"/>
    </style:style>
    <style:style style:name="表42.B" style:family="table-column">
      <style:table-column-properties style:column-width="2.976cm" style:rel-column-width="33503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3" style:family="table">
      <style:table-properties style:width="8.026cm" fo:margin-left="0.161cm" fo:margin-right="8.814cm" table:align="margins"/>
    </style:style>
    <style:style style:name="表43.A" style:family="table-column">
      <style:table-column-properties style:column-width="1.258cm" style:rel-column-width="10269*"/>
    </style:style>
    <style:style style:name="表43.B" style:family="table-column">
      <style:table-column-properties style:column-width="6.768cm" style:rel-column-width="55266*"/>
    </style:style>
    <style:style style:name="表4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3.B1" style:family="table-cell">
      <style:table-cell-properties style:border-line-width="0.002cm 0.088cm 0.002cm" fo:padding="0.053cm" fo:border="0.092cm double #808080"/>
    </style:style>
    <style:style style:name="表4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1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17" style:family="paragraph" style:parent-style-name="Text_20_body">
      <style:paragraph-properties fo:margin-top="0cm" fo:margin-bottom="0cm" fo:line-height="179%" style:writing-mode="lr-tb"/>
    </style:style>
    <style:style style:name="P18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9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0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1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2" style:family="paragraph" style:parent-style-name="Table_20_Contents">
      <style:text-properties style:language-asian="ja" style:country-asian="JP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8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30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31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2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3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34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5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6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7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8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9" style:family="paragraph" style:parent-style-name="Standard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0" style:family="paragraph" style:parent-style-name="Standard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1" style:family="paragraph" style:parent-style-name="Text_20_body" style:list-style-name="L2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4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3" style:family="paragraph" style:parent-style-name="Text_20_body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4" style:family="paragraph" style:parent-style-name="Text_20_body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5" style:family="paragraph" style:parent-style-name="Table_20_Contents" style:list-style-name="L1">
      <style:text-properties style:language-asian="ja" style:country-asian="JP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normal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bold"/>
    </style:style>
    <style:style style:name="T8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T9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bold" style:font-size-complex="12pt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style:font-name="Arial1" fo:font-size="11pt" fo:font-style="normal" fo:font-weight="normal"/>
    </style:style>
    <style:style style:name="T15" style:family="text">
      <style:text-properties style:font-name="Arial1" fo:font-size="11pt" fo:font-style="normal" fo:font-weight="normal" style:font-name-asian="Arial1" style:font-size-asian="11pt" style:language-asian="ja" style:country-asian="JP" style:font-style-asian="normal" style:font-weight-asian="normal"/>
    </style:style>
    <style:style style:name="T16" style:family="text">
      <style:text-properties style:font-name-asian="Arial1" style:font-size-asian="11pt" style:font-style-asian="normal" style:font-weight-asian="normal"/>
    </style:style>
    <style:style style:name="T17" style:family="text">
      <style:text-properties style:language-asian="ja" style:country-asian="JP"/>
    </style:style>
    <style:style style:name="T18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9" style:family="text">
      <style:text-properties fo:color="#3333ff" style:font-name="Arial1" fo:font-size="22pt" fo:font-style="normal" fo:font-weight="normal" style:font-size-asian="22pt" style:font-size-complex="22pt"/>
    </style:style>
    <style:style style:name="T20" style:family="text">
      <style:text-properties fo:font-weight="normal" style:font-style-asian="normal" style:font-weight-asian="normal" style:font-weight-complex="normal"/>
    </style:style>
    <style:style style:name="T21" style:family="text">
      <style:text-properties fo:font-weight="normal" style:language-asian="ja" style:country-asian="JP" style:font-style-asian="normal" style:font-weight-asian="normal" style:font-weight-complex="normal"/>
    </style:style>
    <style:style style:name="T22" style:family="text">
      <style:text-properties fo:font-weight="normal" style:font-weight-complex="normal"/>
    </style:style>
    <style:style style:name="T23" style:family="text">
      <style:text-properties style:font-weight-complex="normal"/>
    </style:style>
    <style:style style:name="T24" style:family="text">
      <style:text-properties style:font-weight-asian="bold"/>
    </style:style>
    <style:style style:name="T2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5e466e3-7fff-8b61-d9e3-67930b70d22a"/>-------------------------------------------------------- [20190801_13561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9">1</text:p>
          </table:table-cell>
          <table:table-cell table:style-name="表1.A1" office:value-type="string">
            <text:p text:style-name="P20">作業日</text:p>
          </table:table-cell>
          <table:table-cell table:style-name="表1.A1" office:value-type="string">
            <text:p text:style-name="P21"><text:span text:style-name="T14">7/31 </text:span><text:span text:style-name="T16">水曜日</text:span></text:p>
          </table:table-cell>
        </table:table-row>
        <table:table-row>
          <table:table-cell table:style-name="表1.A1" office:value-type="string">
            <text:p text:style-name="P19">2</text:p>
          </table:table-cell>
          <table:table-cell table:style-name="表1.A1" office:value-type="string">
            <text:p text:style-name="P20">発注者</text:p>
          </table:table-cell>
          <table:table-cell table:style-name="表1.A1" office:value-type="string">
            <text:p text:style-name="P20">住友電設</text:p>
          </table:table-cell>
        </table:table-row>
        <table:table-row>
          <table:table-cell table:style-name="表1.A1" office:value-type="string">
            <text:p text:style-name="P19">3</text:p>
          </table:table-cell>
          <table:table-cell table:style-name="表1.A1" office:value-type="string">
            <text:p text:style-name="P20">工事件名</text:p>
          </table:table-cell>
          <table:table-cell table:style-name="表1.A1" office:value-type="string">
            <text:p text:style-name="P20">殿町プロジェクトⅢ新築工事</text:p>
          </table:table-cell>
        </table:table-row>
        <table:table-row>
          <table:table-cell table:style-name="表1.A1" office:value-type="string">
            <text:p text:style-name="P19">4</text:p>
          </table:table-cell>
          <table:table-cell table:style-name="表1.A1" office:value-type="string">
            <text:p text:style-name="P20">人数</text:p>
          </table:table-cell>
          <table:table-cell table:style-name="表1.A1" office:value-type="string">
            <text:p text:style-name="P20">１名</text:p>
          </table:table-cell>
        </table:table-row>
        <table:table-row>
          <table:table-cell table:style-name="表1.A1" office:value-type="string">
            <text:p text:style-name="P19">5</text:p>
          </table:table-cell>
          <table:table-cell table:style-name="表1.A1" office:value-type="string">
            <text:p text:style-name="P20">作業時間</text:p>
          </table:table-cell>
          <table:table-cell table:style-name="表1.A1" office:value-type="string">
            <text:p text:style-name="P20">８：００－１７：００（定時）</text:p>
          </table:table-cell>
        </table:table-row>
        <table:table-row>
          <table:table-cell table:style-name="表1.A1" office:value-type="string">
            <text:p text:style-name="P19">6</text:p>
          </table:table-cell>
          <table:table-cell table:style-name="表1.A1" office:value-type="string">
            <text:p text:style-name="P20">備考</text:p>
          </table:table-cell>
          <table:table-cell table:style-name="表1.A1" office:value-type="string">
            <text:p text:style-name="P19">-</text:p>
          </table:table-cell>
        </table:table-row>
      </table:table>
      <text:p text:style-name="Text_20_body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7.31.</text:span><text:span text:style-name="T16">水</text:span></text:p>
      <text:p text:style-name="Text_20_body"/>
      <text:p text:style-name="P1">-------------------------------------------------------- [20190810_16532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>1</text:p>
          </table:table-cell>
          <table:table-cell table:style-name="表2.A1" office:value-type="string">
            <text:p text:style-name="Table_20_Contents">作業日</text:p>
          </table:table-cell>
          <table:table-cell table:style-name="表2.C1" office:value-type="string">
            <text:p text:style-name="P22">8/9 金曜日</text:p>
          </table:table-cell>
        </table:table-row>
        <text:soft-page-break/>
        <table:table-row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発注者</text:p>
          </table:table-cell>
          <table:table-cell table:style-name="表2.C2" office:value-type="string">
            <text:p text:style-name="P22">相模設備工業</text:p>
          </table:table-cell>
        </table:table-row>
        <table:table-row>
          <table:table-cell table:style-name="表2.A2" office:value-type="string">
            <text:p text:style-name="Table_20_Contents">3</text:p>
          </table:table-cell>
          <table:table-cell table:style-name="表2.A2" office:value-type="string">
            <text:p text:style-name="Table_20_Contents">工事件名</text:p>
          </table:table-cell>
          <table:table-cell table:style-name="表2.C2" office:value-type="string">
            <text:p text:style-name="P22">世田谷砧５丁目計画</text:p>
          </table:table-cell>
        </table:table-row>
        <table:table-row>
          <table:table-cell table:style-name="表2.A2" office:value-type="string">
            <text:p text:style-name="Table_20_Contents">4</text:p>
          </table:table-cell>
          <table:table-cell table:style-name="表2.A2" office:value-type="string">
            <text:p text:style-name="Table_20_Contents">人数</text:p>
          </table:table-cell>
          <table:table-cell table:style-name="表2.C2" office:value-type="string">
            <text:p text:style-name="P22">１名</text:p>
          </table:table-cell>
        </table:table-row>
        <table:table-row>
          <table:table-cell table:style-name="表2.A2" office:value-type="string">
            <text:p text:style-name="Table_20_Contents">5</text:p>
          </table:table-cell>
          <table:table-cell table:style-name="表2.A2" office:value-type="string">
            <text:p text:style-name="Table_20_Contents">作業時間</text:p>
          </table:table-cell>
          <table:table-cell table:style-name="表2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2.A2" office:value-type="string">
            <text:p text:style-name="Table_20_Contents">6</text:p>
          </table:table-cell>
          <table:table-cell table:style-name="表2.A2" office:value-type="string">
            <text:p text:style-name="Table_20_Contents">備考</text:p>
          </table:table-cell>
          <table:table-cell table:style-name="表2.C2" office:value-type="string">
            <text:p text:style-name="Table_20_Contents">-</text:p>
          </table:table-cell>
        </table:table-row>
      </table:table>
      <text:p text:style-name="P31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9.</text:span><text:span text:style-name="T15">金</text:span></text:p>
      <text:p text:style-name="Text_20_body"/>
      <text:p text:style-name="P1">-------------------------------------------------------- [20190821_14230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Table_20_Contents">作業日</text:p>
          </table:table-cell>
          <table:table-cell table:style-name="表3.C1" office:value-type="string">
            <text:p text:style-name="P22">8/20 火曜日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Table_20_Contents">発注者</text:p>
          </table:table-cell>
          <table:table-cell table:style-name="表3.C2" office:value-type="string">
            <text:p text:style-name="P22">株式会社　エムケイ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Table_20_Contents">工事件名</text:p>
          </table:table-cell>
          <table:table-cell table:style-name="表3.C2" office:value-type="string">
            <text:p text:style-name="P22">クオス湘南台Ⅱ</text:p>
          </table:table-cell>
        </table:table-row>
        <table:table-row>
          <table:table-cell table:style-name="表3.A2" office:value-type="string">
            <text:p text:style-name="Table_20_Contents">4</text:p>
          </table:table-cell>
          <table:table-cell table:style-name="表3.A2" office:value-type="string">
            <text:p text:style-name="Table_20_Contents">人数</text:p>
          </table:table-cell>
          <table:table-cell table:style-name="表3.C2" office:value-type="string">
            <text:p text:style-name="P22">１名</text:p>
          </table:table-cell>
        </table:table-row>
        <table:table-row>
          <table:table-cell table:style-name="表3.A2" office:value-type="string">
            <text:p text:style-name="Table_20_Contents">5</text:p>
          </table:table-cell>
          <table:table-cell table:style-name="表3.A2" office:value-type="string">
            <text:p text:style-name="Table_20_Contents">作業時間</text:p>
          </table:table-cell>
          <table:table-cell table:style-name="表3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3.A2" office:value-type="string">
            <text:p text:style-name="Table_20_Contents">6</text:p>
          </table:table-cell>
          <table:table-cell table:style-name="表3.A2" office:value-type="string">
            <text:p text:style-name="Table_20_Contents">備考</text:p>
          </table:table-cell>
          <table:table-cell table:style-name="表3.C2" office:value-type="string">
            <text:p text:style-name="Table_20_Contents">-</text:p>
          </table:table-cell>
        </table:table-row>
      </table:table>
      <text:p text:style-name="P31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20.</text:span><text:span text:style-name="T15">火</text:span></text:p>
      <text:p text:style-name="Text_20_body"/>
      <text:p text:style-name="P1">-------------------------------------------------------- [20190831_172019]</text:p>
      <text:p text:style-name="Text_20_body"/>
      <text:p text:style-name="P6">お疲れさまです。</text:p>
      <text:p text:style-name="P6">作業日報の連絡です。</text:p>
      <text:p text:style-name="P6"><text:soft-page-break/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Table_20_Contents">1</text:p>
          </table:table-cell>
          <table:table-cell table:style-name="表4.A1" office:value-type="string">
            <text:p text:style-name="Table_20_Contents">作業日</text:p>
          </table:table-cell>
          <table:table-cell table:style-name="表4.C1" office:value-type="string">
            <text:p text:style-name="P22">8/31 土曜日</text:p>
          </table:table-cell>
        </table:table-row>
        <table:table-row>
          <table:table-cell table:style-name="表4.A2" office:value-type="string">
            <text:p text:style-name="Table_20_Contents">2</text:p>
          </table:table-cell>
          <table:table-cell table:style-name="表4.A2" office:value-type="string">
            <text:p text:style-name="Table_20_Contents">発注者</text:p>
          </table:table-cell>
          <table:table-cell table:style-name="表4.C2" office:value-type="string">
            <text:p text:style-name="P22">ホクシン設備</text:p>
          </table:table-cell>
        </table:table-row>
        <table:table-row>
          <table:table-cell table:style-name="表4.A2" office:value-type="string">
            <text:p text:style-name="Table_20_Contents">3</text:p>
          </table:table-cell>
          <table:table-cell table:style-name="表4.A2" office:value-type="string">
            <text:p text:style-name="Table_20_Contents">工事件名</text:p>
          </table:table-cell>
          <table:table-cell table:style-name="表4.C2" office:value-type="string">
            <text:p text:style-name="P22">麻布台１丁目テナントビル</text:p>
          </table:table-cell>
        </table:table-row>
        <table:table-row>
          <table:table-cell table:style-name="表4.A2" office:value-type="string">
            <text:p text:style-name="Table_20_Contents">4</text:p>
          </table:table-cell>
          <table:table-cell table:style-name="表4.A2" office:value-type="string">
            <text:p text:style-name="Table_20_Contents">人数</text:p>
          </table:table-cell>
          <table:table-cell table:style-name="表4.C2" office:value-type="string">
            <text:p text:style-name="P22">１名</text:p>
          </table:table-cell>
        </table:table-row>
        <table:table-row>
          <table:table-cell table:style-name="表4.A2" office:value-type="string">
            <text:p text:style-name="Table_20_Contents">5</text:p>
          </table:table-cell>
          <table:table-cell table:style-name="表4.A2" office:value-type="string">
            <text:p text:style-name="Table_20_Contents">作業時間</text:p>
          </table:table-cell>
          <table:table-cell table:style-name="表4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4.A2" office:value-type="string">
            <text:p text:style-name="Table_20_Contents">6</text:p>
          </table:table-cell>
          <table:table-cell table:style-name="表4.A2" office:value-type="string">
            <text:p text:style-name="Table_20_Contents">備考</text:p>
          </table:table-cell>
          <table:table-cell table:style-name="表4.C2" office:value-type="string">
            <text:p text:style-name="Table_20_Contents">-</text:p>
          </table:table-cell>
        </table:table-row>
      </table:table>
      <text:p text:style-name="P31"/>
      <text:p text:style-name="P31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31.</text:span><text:span text:style-name="T15">土</text:span></text:p>
      <text:p text:style-name="Text_20_body"/>
      <text:p text:style-name="P1">-------------------------------------------------------- [20190906_155550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Table_20_Contents">1</text:p>
          </table:table-cell>
          <table:table-cell table:style-name="表5.A1" office:value-type="string">
            <text:p text:style-name="Table_20_Contents">作業日</text:p>
          </table:table-cell>
          <table:table-cell table:style-name="表5.C1" office:value-type="string">
            <text:p text:style-name="P22">9/5 木曜日</text:p>
          </table:table-cell>
        </table:table-row>
        <table:table-row>
          <table:table-cell table:style-name="表5.A2" office:value-type="string">
            <text:p text:style-name="Table_20_Contents">2</text:p>
          </table:table-cell>
          <table:table-cell table:style-name="表5.A2" office:value-type="string">
            <text:p text:style-name="Table_20_Contents">発注者</text:p>
          </table:table-cell>
          <table:table-cell table:style-name="表5.C2" office:value-type="string">
            <text:p text:style-name="P22">吉田電気</text:p>
          </table:table-cell>
        </table:table-row>
        <table:table-row>
          <table:table-cell table:style-name="表5.A2" office:value-type="string">
            <text:p text:style-name="Table_20_Contents">3</text:p>
          </table:table-cell>
          <table:table-cell table:style-name="表5.A2" office:value-type="string">
            <text:p text:style-name="Table_20_Contents">工事件名</text:p>
          </table:table-cell>
          <table:table-cell table:style-name="表5.C2" office:value-type="string">
            <text:p text:style-name="P22">戸越銀座計画</text:p>
          </table:table-cell>
        </table:table-row>
        <table:table-row>
          <table:table-cell table:style-name="表5.A2" office:value-type="string">
            <text:p text:style-name="Table_20_Contents">4</text:p>
          </table:table-cell>
          <table:table-cell table:style-name="表5.A2" office:value-type="string">
            <text:p text:style-name="Table_20_Contents">人数</text:p>
          </table:table-cell>
          <table:table-cell table:style-name="表5.C2" office:value-type="string">
            <text:p text:style-name="P22">１名</text:p>
          </table:table-cell>
        </table:table-row>
        <table:table-row>
          <table:table-cell table:style-name="表5.A2" office:value-type="string">
            <text:p text:style-name="Table_20_Contents">5</text:p>
          </table:table-cell>
          <table:table-cell table:style-name="表5.A2" office:value-type="string">
            <text:p text:style-name="Table_20_Contents">作業時間</text:p>
          </table:table-cell>
          <table:table-cell table:style-name="表5.C2" office:value-type="string">
            <text:p text:style-name="P22">８：００－１７：００</text:p>
            <text:p text:style-name="P22">（定時）</text:p>
          </table:table-cell>
        </table:table-row>
        <text:soft-page-break/>
        <table:table-row>
          <table:table-cell table:style-name="表5.A2" office:value-type="string">
            <text:p text:style-name="Table_20_Contents">6</text:p>
          </table:table-cell>
          <table:table-cell table:style-name="表5.A2" office:value-type="string">
            <text:p text:style-name="Table_20_Contents">備考</text:p>
          </table:table-cell>
          <table:table-cell table:style-name="表5.C2" office:value-type="string">
            <text:p text:style-name="P22">日報の、発注者サインは、岩淵が書きました。終了時、電話にて、白井さんに、了解をいただきました。高層階の現場で、詰所に来ていただくのは悪いなと思い、「サインしましょうか？」と、言ってみました。</text:p>
          </table:table-cell>
        </table:table-row>
      </table:table>
      <text:p text:style-name="P31"/>
      <text:p text:style-name="P31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9.5.</text:span><text:span text:style-name="T15">木</text:span></text:p>
      <text:p text:style-name="Text_20_body"/>
      <text:p text:style-name="P1">-------------------------------------------------------- [20190913_225223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Table_20_Contents">1</text:p>
          </table:table-cell>
          <table:table-cell table:style-name="表6.A1" office:value-type="string">
            <text:p text:style-name="Table_20_Contents">作業日</text:p>
          </table:table-cell>
          <table:table-cell table:style-name="表6.C1" office:value-type="string">
            <text:p text:style-name="P22">9/12 木曜日</text:p>
          </table:table-cell>
        </table:table-row>
        <table:table-row>
          <table:table-cell table:style-name="表6.A2" office:value-type="string">
            <text:p text:style-name="Table_20_Contents">2</text:p>
          </table:table-cell>
          <table:table-cell table:style-name="表6.A2" office:value-type="string">
            <text:p text:style-name="Table_20_Contents">発注者</text:p>
          </table:table-cell>
          <table:table-cell table:style-name="表6.C2" office:value-type="string">
            <text:p text:style-name="P22">ホクシン設備</text:p>
          </table:table-cell>
        </table:table-row>
        <table:table-row>
          <table:table-cell table:style-name="表6.A2" office:value-type="string">
            <text:p text:style-name="Table_20_Contents">3</text:p>
          </table:table-cell>
          <table:table-cell table:style-name="表6.A2" office:value-type="string">
            <text:p text:style-name="Table_20_Contents">工事件名</text:p>
          </table:table-cell>
          <table:table-cell table:style-name="表6.C2" office:value-type="string">
            <text:p text:style-name="P22">西麻布Ⅱプロジェクト</text:p>
          </table:table-cell>
        </table:table-row>
        <table:table-row>
          <table:table-cell table:style-name="表6.A2" office:value-type="string">
            <text:p text:style-name="Table_20_Contents">4</text:p>
          </table:table-cell>
          <table:table-cell table:style-name="表6.A2" office:value-type="string">
            <text:p text:style-name="Table_20_Contents">人数</text:p>
          </table:table-cell>
          <table:table-cell table:style-name="表6.C2" office:value-type="string">
            <text:p text:style-name="P22">１名</text:p>
          </table:table-cell>
        </table:table-row>
        <table:table-row>
          <table:table-cell table:style-name="表6.A2" office:value-type="string">
            <text:p text:style-name="Table_20_Contents">5</text:p>
          </table:table-cell>
          <table:table-cell table:style-name="表6.A2" office:value-type="string">
            <text:p text:style-name="Table_20_Contents">作業時間</text:p>
          </table:table-cell>
          <table:table-cell table:style-name="表6.C2" office:value-type="string">
            <text:p text:style-name="P22">８：００－１７：３０</text:p>
            <text:p text:style-name="P22">（残業３０分）</text:p>
          </table:table-cell>
        </table:table-row>
        <table:table-row>
          <table:table-cell table:style-name="表6.A2" office:value-type="string">
            <text:p text:style-name="Table_20_Contents">6</text:p>
          </table:table-cell>
          <table:table-cell table:style-name="表6.A2" office:value-type="string">
            <text:p text:style-name="Table_20_Contents">備考</text:p>
          </table:table-cell>
          <table:table-cell table:style-name="表6.C2" office:value-type="string">
            <text:p text:style-name="P22">-</text:p>
          </table:table-cell>
        </table:table-row>
      </table:table>
      <text:p text:style-name="P31"/>
      <text:p text:style-name="P31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9.12.</text:span><text:span text:style-name="T15">木</text:span></text:p>
      <text:p text:style-name="P5"/>
      <text:p text:style-name="P15"/>
      <text:p text:style-name="P1">-------------------------------------------------------- [20190920_092930]</text:p>
      <text:p text:style-name="Text_20_body"/>
      <text:p text:style-name="P6">お疲れさまです。</text:p>
      <text:p text:style-name="P6"><text:soft-page-break/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Table_20_Contents">1</text:p>
          </table:table-cell>
          <table:table-cell table:style-name="表7.A1" office:value-type="string">
            <text:p text:style-name="Table_20_Contents">作業日</text:p>
          </table:table-cell>
          <table:table-cell table:style-name="表7.C1" office:value-type="string">
            <text:p text:style-name="P22">9/19 木曜日</text:p>
          </table:table-cell>
        </table:table-row>
        <table:table-row>
          <table:table-cell table:style-name="表7.A2" office:value-type="string">
            <text:p text:style-name="Table_20_Contents">2</text:p>
          </table:table-cell>
          <table:table-cell table:style-name="表7.A2" office:value-type="string">
            <text:p text:style-name="Table_20_Contents">発注者</text:p>
          </table:table-cell>
          <table:table-cell table:style-name="表7.C2" office:value-type="string">
            <text:p text:style-name="P22">MK設備設計</text:p>
          </table:table-cell>
        </table:table-row>
        <table:table-row>
          <table:table-cell table:style-name="表7.A2" office:value-type="string">
            <text:p text:style-name="Table_20_Contents">3</text:p>
          </table:table-cell>
          <table:table-cell table:style-name="表7.A2" office:value-type="string">
            <text:p text:style-name="Table_20_Contents">工事件名</text:p>
          </table:table-cell>
          <table:table-cell table:style-name="表7.C2" office:value-type="string">
            <text:p text:style-name="P22">東中野５丁目計画</text:p>
          </table:table-cell>
        </table:table-row>
        <table:table-row>
          <table:table-cell table:style-name="表7.A2" office:value-type="string">
            <text:p text:style-name="Table_20_Contents">4</text:p>
          </table:table-cell>
          <table:table-cell table:style-name="表7.A2" office:value-type="string">
            <text:p text:style-name="Table_20_Contents">人数</text:p>
          </table:table-cell>
          <table:table-cell table:style-name="表7.C2" office:value-type="string">
            <text:p text:style-name="P22">１名</text:p>
          </table:table-cell>
        </table:table-row>
        <table:table-row>
          <table:table-cell table:style-name="表7.A2" office:value-type="string">
            <text:p text:style-name="Table_20_Contents">5</text:p>
          </table:table-cell>
          <table:table-cell table:style-name="表7.A2" office:value-type="string">
            <text:p text:style-name="Table_20_Contents">作業時間</text:p>
          </table:table-cell>
          <table:table-cell table:style-name="表7.C2" office:value-type="string">
            <text:p text:style-name="P22">８：３０－１７：３０</text:p>
            <text:p text:style-name="P22">（定時）</text:p>
          </table:table-cell>
        </table:table-row>
        <table:table-row>
          <table:table-cell table:style-name="表7.A2" office:value-type="string">
            <text:p text:style-name="Table_20_Contents">6</text:p>
          </table:table-cell>
          <table:table-cell table:style-name="表7.A2" office:value-type="string">
            <text:p text:style-name="Table_20_Contents">備考</text:p>
          </table:table-cell>
          <table:table-cell table:style-name="表7.C2" office:value-type="string">
            <text:p text:style-name="P22">-</text:p>
          </table:table-cell>
        </table:table-row>
      </table:table>
      <text:p text:style-name="P31"/>
      <text:p text:style-name="P31"/>
      <text:p text:style-name="P3">---------------------</text:p>
      <text:p text:style-name="P5">【作業員　岩淵謙 / 日報連絡】 2019.9.19.木</text:p>
      <text:p text:style-name="P5"/>
      <text:p text:style-name="P15"/>
      <text:p text:style-name="P5"/>
      <text:p text:style-name="P1">-------------------------------------------------------- [20190930_120358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Table_20_Contents">1</text:p>
          </table:table-cell>
          <table:table-cell table:style-name="表8.A1" office:value-type="string">
            <text:p text:style-name="Table_20_Contents">作業日</text:p>
          </table:table-cell>
          <table:table-cell table:style-name="表8.C1" office:value-type="string">
            <text:p text:style-name="P22">9/28 土曜日</text:p>
          </table:table-cell>
        </table:table-row>
        <table:table-row>
          <table:table-cell table:style-name="表8.A2" office:value-type="string">
            <text:p text:style-name="Table_20_Contents">2</text:p>
          </table:table-cell>
          <table:table-cell table:style-name="表8.A2" office:value-type="string">
            <text:p text:style-name="Table_20_Contents">発注者</text:p>
          </table:table-cell>
          <table:table-cell table:style-name="表8.C2" office:value-type="string">
            <text:p text:style-name="P22">ホクシン設備</text:p>
          </table:table-cell>
        </table:table-row>
        <text:soft-page-break/>
        <table:table-row>
          <table:table-cell table:style-name="表8.A2" office:value-type="string">
            <text:p text:style-name="Table_20_Contents">3</text:p>
          </table:table-cell>
          <table:table-cell table:style-name="表8.A2" office:value-type="string">
            <text:p text:style-name="Table_20_Contents">工事件名</text:p>
          </table:table-cell>
          <table:table-cell table:style-name="表8.C2" office:value-type="string">
            <text:p text:style-name="P22">曙橋駅前プロジェクト</text:p>
          </table:table-cell>
        </table:table-row>
        <table:table-row>
          <table:table-cell table:style-name="表8.A2" office:value-type="string">
            <text:p text:style-name="Table_20_Contents">4</text:p>
          </table:table-cell>
          <table:table-cell table:style-name="表8.A2" office:value-type="string">
            <text:p text:style-name="Table_20_Contents">人数</text:p>
          </table:table-cell>
          <table:table-cell table:style-name="表8.C2" office:value-type="string">
            <text:p text:style-name="P22">１名</text:p>
          </table:table-cell>
        </table:table-row>
        <table:table-row>
          <table:table-cell table:style-name="表8.A2" office:value-type="string">
            <text:p text:style-name="Table_20_Contents">5</text:p>
          </table:table-cell>
          <table:table-cell table:style-name="表8.A2" office:value-type="string">
            <text:p text:style-name="Table_20_Contents">作業時間</text:p>
          </table:table-cell>
          <table:table-cell table:style-name="表8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8.A2" office:value-type="string">
            <text:p text:style-name="Table_20_Contents">6</text:p>
          </table:table-cell>
          <table:table-cell table:style-name="表8.A2" office:value-type="string">
            <text:p text:style-name="Table_20_Contents">備考</text:p>
          </table:table-cell>
          <table:table-cell table:style-name="表8.C2" office:value-type="string">
            <text:p text:style-name="P22">担当の、ホクシンの為我井さんには、口頭で終了を報告。その場が高層階で、自分も日報を持参してなく、サインは頂きませんでした。</text:p>
          </table:table-cell>
        </table:table-row>
      </table:table>
      <text:p text:style-name="P31"/>
      <text:p text:style-name="P31"/>
      <text:p text:style-name="P3">---------------------</text:p>
      <text:p text:style-name="P5">【作業員　岩淵謙 / 日報連絡】 2019.9.28.土</text:p>
      <text:p text:style-name="P5"/>
      <text:p text:style-name="P5"/>
      <text:p text:style-name="P15"/>
      <text:p text:style-name="P1">-------------------------------------------------------- [20191005_160916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Table_20_Contents">1</text:p>
          </table:table-cell>
          <table:table-cell table:style-name="表9.A1" office:value-type="string">
            <text:p text:style-name="Table_20_Contents">作業日</text:p>
          </table:table-cell>
          <table:table-cell table:style-name="表9.C1" office:value-type="string">
            <text:p text:style-name="P22">10/4 金曜日</text:p>
          </table:table-cell>
        </table:table-row>
        <table:table-row>
          <table:table-cell table:style-name="表9.A2" office:value-type="string">
            <text:p text:style-name="Table_20_Contents">2</text:p>
          </table:table-cell>
          <table:table-cell table:style-name="表9.A2" office:value-type="string">
            <text:p text:style-name="Table_20_Contents">発注者</text:p>
          </table:table-cell>
          <table:table-cell table:style-name="表9.C2" office:value-type="string">
            <text:p text:style-name="P22">佐藤工業</text:p>
          </table:table-cell>
        </table:table-row>
        <table:table-row>
          <table:table-cell table:style-name="表9.A2" office:value-type="string">
            <text:p text:style-name="Table_20_Contents">3</text:p>
          </table:table-cell>
          <table:table-cell table:style-name="表9.A2" office:value-type="string">
            <text:p text:style-name="Table_20_Contents">工事件名</text:p>
          </table:table-cell>
          <table:table-cell table:style-name="表9.C2" office:value-type="string">
            <text:p text:style-name="P22">石田亀代様共同住宅新築計画</text:p>
          </table:table-cell>
        </table:table-row>
        <table:table-row>
          <table:table-cell table:style-name="表9.A2" office:value-type="string">
            <text:p text:style-name="Table_20_Contents">4</text:p>
          </table:table-cell>
          <table:table-cell table:style-name="表9.A2" office:value-type="string">
            <text:p text:style-name="Table_20_Contents">人数</text:p>
          </table:table-cell>
          <table:table-cell table:style-name="表9.C2" office:value-type="string">
            <text:p text:style-name="P22">１名</text:p>
          </table:table-cell>
        </table:table-row>
        <table:table-row>
          <table:table-cell table:style-name="表9.A2" office:value-type="string">
            <text:p text:style-name="Table_20_Contents">5</text:p>
          </table:table-cell>
          <table:table-cell table:style-name="表9.A2" office:value-type="string">
            <text:p text:style-name="Table_20_Contents">作業時間</text:p>
          </table:table-cell>
          <table:table-cell table:style-name="表9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9.A2" office:value-type="string">
            <text:p text:style-name="Table_20_Contents">6</text:p>
          </table:table-cell>
          <table:table-cell table:style-name="表9.A2" office:value-type="string">
            <text:p text:style-name="Table_20_Contents">備考</text:p>
          </table:table-cell>
          <table:table-cell table:style-name="表9.C2" office:value-type="string">
            <text:p text:style-name="P22">-</text:p>
          </table:table-cell>
        </table:table-row>
      </table:table>
      <text:p text:style-name="P31"/>
      <text:p text:style-name="P31"/>
      <text:p text:style-name="P3">---------------------</text:p>
      <text:p text:style-name="P5">【作業員　岩淵謙 / 日報連絡】 2019.10.4.土</text:p>
      <text:p text:style-name="P5"><text:soft-page-break/></text:p>
      <text:p text:style-name="P15"/>
      <text:p text:style-name="P5"/>
      <text:p text:style-name="P1">-------------------------------------------------------- [20191021_14341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Table_20_Contents">1</text:p>
          </table:table-cell>
          <table:table-cell table:style-name="表10.A1" office:value-type="string">
            <text:p text:style-name="Table_20_Contents">作業日</text:p>
          </table:table-cell>
          <table:table-cell table:style-name="表10.C1" office:value-type="string">
            <text:p text:style-name="P22">10/19 土曜日</text:p>
          </table:table-cell>
        </table:table-row>
        <table:table-row>
          <table:table-cell table:style-name="表10.A2" office:value-type="string">
            <text:p text:style-name="Table_20_Contents">2</text:p>
          </table:table-cell>
          <table:table-cell table:style-name="表10.A2" office:value-type="string">
            <text:p text:style-name="Table_20_Contents">発注者</text:p>
          </table:table-cell>
          <table:table-cell table:style-name="表10.C2" office:value-type="string">
            <text:p text:style-name="P22">ホクシン設備</text:p>
          </table:table-cell>
        </table:table-row>
        <table:table-row>
          <table:table-cell table:style-name="表10.A2" office:value-type="string">
            <text:p text:style-name="Table_20_Contents">3</text:p>
          </table:table-cell>
          <table:table-cell table:style-name="表10.A2" office:value-type="string">
            <text:p text:style-name="Table_20_Contents">工事件名</text:p>
          </table:table-cell>
          <table:table-cell table:style-name="表10.C2" office:value-type="string">
            <text:p text:style-name="P22">麻布台１丁目テナントビル</text:p>
          </table:table-cell>
        </table:table-row>
        <table:table-row>
          <table:table-cell table:style-name="表10.A2" office:value-type="string">
            <text:p text:style-name="Table_20_Contents">4</text:p>
          </table:table-cell>
          <table:table-cell table:style-name="表10.A2" office:value-type="string">
            <text:p text:style-name="Table_20_Contents">人数</text:p>
          </table:table-cell>
          <table:table-cell table:style-name="表10.C2" office:value-type="string">
            <text:p text:style-name="P22">１名</text:p>
          </table:table-cell>
        </table:table-row>
        <table:table-row>
          <table:table-cell table:style-name="表10.A2" office:value-type="string">
            <text:p text:style-name="Table_20_Contents">5</text:p>
          </table:table-cell>
          <table:table-cell table:style-name="表10.A2" office:value-type="string">
            <text:p text:style-name="Table_20_Contents">作業時間</text:p>
          </table:table-cell>
          <table:table-cell table:style-name="表10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10.A2" office:value-type="string">
            <text:p text:style-name="Table_20_Contents">6</text:p>
          </table:table-cell>
          <table:table-cell table:style-name="表10.A2" office:value-type="string">
            <text:p text:style-name="Table_20_Contents">備考</text:p>
          </table:table-cell>
          <table:table-cell table:style-name="表10.C2" office:value-type="string">
            <text:p text:style-name="P22">-</text:p>
          </table:table-cell>
        </table:table-row>
      </table:table>
      <text:p text:style-name="P31"/>
      <text:p text:style-name="P31"/>
      <text:p text:style-name="P3">---------------------</text:p>
      <text:p text:style-name="P5">【作業員　岩淵謙 / 日報連絡】 2019.10.19.土</text:p>
      <text:p text:style-name="P5"/>
      <text:p text:style-name="P5"/>
      <text:p text:style-name="P15"/>
      <text:p text:style-name="P1">-------------------------------------------------------- [20191027_161331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oft-page-break/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Table_20_Contents">1</text:p>
          </table:table-cell>
          <table:table-cell table:style-name="表11.A1" office:value-type="string">
            <text:p text:style-name="Table_20_Contents">作業日</text:p>
          </table:table-cell>
          <table:table-cell table:style-name="表11.C1" office:value-type="string">
            <text:p text:style-name="P22">10/25 金曜日</text:p>
          </table:table-cell>
        </table:table-row>
        <table:table-row>
          <table:table-cell table:style-name="表11.A2" office:value-type="string">
            <text:p text:style-name="Table_20_Contents">2</text:p>
          </table:table-cell>
          <table:table-cell table:style-name="表11.A2" office:value-type="string">
            <text:p text:style-name="Table_20_Contents">発注者</text:p>
          </table:table-cell>
          <table:table-cell table:style-name="表11.C2" office:value-type="string">
            <text:p text:style-name="P22">ホクシン設備</text:p>
          </table:table-cell>
        </table:table-row>
        <table:table-row>
          <table:table-cell table:style-name="表11.A2" office:value-type="string">
            <text:p text:style-name="Table_20_Contents">3</text:p>
          </table:table-cell>
          <table:table-cell table:style-name="表11.A2" office:value-type="string">
            <text:p text:style-name="Table_20_Contents">工事件名</text:p>
          </table:table-cell>
          <table:table-cell table:style-name="表11.C2" office:value-type="string">
            <text:p text:style-name="P22">森下１丁目プロジェクト</text:p>
          </table:table-cell>
        </table:table-row>
        <table:table-row>
          <table:table-cell table:style-name="表11.A2" office:value-type="string">
            <text:p text:style-name="Table_20_Contents">4</text:p>
          </table:table-cell>
          <table:table-cell table:style-name="表11.A2" office:value-type="string">
            <text:p text:style-name="Table_20_Contents">人数</text:p>
          </table:table-cell>
          <table:table-cell table:style-name="表11.C2" office:value-type="string">
            <text:p text:style-name="P22">１名</text:p>
          </table:table-cell>
        </table:table-row>
        <table:table-row>
          <table:table-cell table:style-name="表11.A2" office:value-type="string">
            <text:p text:style-name="Table_20_Contents">5</text:p>
          </table:table-cell>
          <table:table-cell table:style-name="表11.A2" office:value-type="string">
            <text:p text:style-name="Table_20_Contents">作業時間</text:p>
          </table:table-cell>
          <table:table-cell table:style-name="表11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11.A2" office:value-type="string">
            <text:p text:style-name="Table_20_Contents">6</text:p>
          </table:table-cell>
          <table:table-cell table:style-name="表11.A2" office:value-type="string">
            <text:p text:style-name="Table_20_Contents">備考</text:p>
          </table:table-cell>
          <table:table-cell table:style-name="表11.C2" office:value-type="string">
            <text:p text:style-name="P22">-</text:p>
          </table:table-cell>
        </table:table-row>
      </table:table>
      <text:p text:style-name="P31"/>
      <text:p text:style-name="P31"/>
      <text:p text:style-name="P3">---------------------</text:p>
      <text:p text:style-name="P5">【作業員　岩淵謙 / 日報連絡】 2019.10.25.金</text:p>
      <text:p text:style-name="P5"/>
      <text:p text:style-name="P5"/>
      <text:p text:style-name="P15"/>
      <text:p text:style-name="P5"/>
      <text:p text:style-name="P2">-------------------------------------------------------- [20191103_122133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Table_20_Contents">1</text:p>
          </table:table-cell>
          <table:table-cell table:style-name="表12.A1" office:value-type="string">
            <text:p text:style-name="Table_20_Contents">作業日</text:p>
          </table:table-cell>
          <table:table-cell table:style-name="表12.C1" office:value-type="string">
            <text:p text:style-name="P22">11/1 金曜日</text:p>
          </table:table-cell>
        </table:table-row>
        <table:table-row>
          <table:table-cell table:style-name="表12.A2" office:value-type="string">
            <text:p text:style-name="Table_20_Contents">2</text:p>
          </table:table-cell>
          <table:table-cell table:style-name="表12.A2" office:value-type="string">
            <text:p text:style-name="Table_20_Contents">発注者</text:p>
          </table:table-cell>
          <table:table-cell table:style-name="表12.C2" office:value-type="string">
            <text:p text:style-name="P22">ホクシン設備</text:p>
          </table:table-cell>
        </table:table-row>
        <table:table-row>
          <table:table-cell table:style-name="表12.A2" office:value-type="string">
            <text:p text:style-name="Table_20_Contents">3</text:p>
          </table:table-cell>
          <table:table-cell table:style-name="表12.A2" office:value-type="string">
            <text:p text:style-name="Table_20_Contents">工事件名</text:p>
          </table:table-cell>
          <table:table-cell table:style-name="表12.C2" office:value-type="string">
            <text:p text:style-name="P22">豊島区巣鴨２丁目計画</text:p>
          </table:table-cell>
        </table:table-row>
        <table:table-row>
          <table:table-cell table:style-name="表12.A2" office:value-type="string">
            <text:p text:style-name="Table_20_Contents">4</text:p>
          </table:table-cell>
          <table:table-cell table:style-name="表12.A2" office:value-type="string">
            <text:p text:style-name="Table_20_Contents">人数</text:p>
          </table:table-cell>
          <table:table-cell table:style-name="表12.C2" office:value-type="string">
            <text:p text:style-name="P22">１名</text:p>
          </table:table-cell>
        </table:table-row>
        <table:table-row>
          <table:table-cell table:style-name="表12.A2" office:value-type="string">
            <text:p text:style-name="Table_20_Contents">5</text:p>
          </table:table-cell>
          <table:table-cell table:style-name="表12.A2" office:value-type="string">
            <text:p text:style-name="Table_20_Contents">作業時間</text:p>
          </table:table-cell>
          <table:table-cell table:style-name="表12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12.A2" office:value-type="string">
            <text:p text:style-name="Table_20_Contents">6</text:p>
          </table:table-cell>
          <table:table-cell table:style-name="表12.A2" office:value-type="string">
            <text:p text:style-name="Table_20_Contents">備考</text:p>
          </table:table-cell>
          <table:table-cell table:style-name="表12.C2" office:value-type="string">
            <text:p text:style-name="P22">-</text:p>
          </table:table-cell>
        </table:table-row>
      </table:table>
      <text:p text:style-name="P31"/>
      <text:p text:style-name="P31"><text:soft-page-break/></text:p>
      <text:p text:style-name="P3">---------------------</text:p>
      <text:p text:style-name="P5">【作業員　岩淵謙 / 日報連絡】 2019.11.1.金</text:p>
      <text:p text:style-name="P5"/>
      <text:p text:style-name="P5"/>
      <text:p text:style-name="P15"/>
      <text:p text:style-name="P2">-------------------------------------------------------- [20191108_102327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string">
            <text:p text:style-name="Table_20_Contents">1</text:p>
          </table:table-cell>
          <table:table-cell table:style-name="表13.A1" office:value-type="string">
            <text:p text:style-name="Table_20_Contents">作業日</text:p>
          </table:table-cell>
          <table:table-cell table:style-name="表13.C1" office:value-type="string">
            <text:p text:style-name="P22">11/5 火曜日</text:p>
          </table:table-cell>
        </table:table-row>
        <table:table-row>
          <table:table-cell table:style-name="表13.A2" office:value-type="string">
            <text:p text:style-name="Table_20_Contents">2</text:p>
          </table:table-cell>
          <table:table-cell table:style-name="表13.A2" office:value-type="string">
            <text:p text:style-name="Table_20_Contents">発注者</text:p>
          </table:table-cell>
          <table:table-cell table:style-name="表13.C2" office:value-type="string">
            <text:p text:style-name="P22">㈱金子工業所</text:p>
          </table:table-cell>
        </table:table-row>
        <table:table-row>
          <table:table-cell table:style-name="表13.A2" office:value-type="string">
            <text:p text:style-name="Table_20_Contents">3</text:p>
          </table:table-cell>
          <table:table-cell table:style-name="表13.A2" office:value-type="string">
            <text:p text:style-name="Table_20_Contents">工事件名</text:p>
          </table:table-cell>
          <table:table-cell table:style-name="表13.C2" office:value-type="string">
            <text:p text:style-name="P22">県営万騎が原公営住宅第一工区</text:p>
          </table:table-cell>
        </table:table-row>
        <table:table-row>
          <table:table-cell table:style-name="表13.A2" office:value-type="string">
            <text:p text:style-name="Table_20_Contents">4</text:p>
          </table:table-cell>
          <table:table-cell table:style-name="表13.A2" office:value-type="string">
            <text:p text:style-name="Table_20_Contents">人数</text:p>
          </table:table-cell>
          <table:table-cell table:style-name="表13.C2" office:value-type="string">
            <text:p text:style-name="P22">２名</text:p>
          </table:table-cell>
        </table:table-row>
        <table:table-row>
          <table:table-cell table:style-name="表13.A2" office:value-type="string">
            <text:p text:style-name="Table_20_Contents">5</text:p>
          </table:table-cell>
          <table:table-cell table:style-name="表13.A2" office:value-type="string">
            <text:p text:style-name="Table_20_Contents">作業時間</text:p>
          </table:table-cell>
          <table:table-cell table:style-name="表13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13.A2" office:value-type="string">
            <text:p text:style-name="Table_20_Contents">6</text:p>
          </table:table-cell>
          <table:table-cell table:style-name="表13.A2" office:value-type="string">
            <text:p text:style-name="Table_20_Contents">備考</text:p>
          </table:table-cell>
          <table:table-cell table:style-name="表13.C2" office:value-type="string">
            <text:p text:style-name="P22">-</text:p>
          </table:table-cell>
        </table:table-row>
      </table:table>
      <text:p text:style-name="P31"/>
      <text:p text:style-name="P31"/>
      <text:p text:style-name="P3">---------------------</text:p>
      <text:p text:style-name="P5">【作業員　岩淵謙 / 日報連絡】 2019.11.5.火</text:p>
      <text:p text:style-name="P5"/>
      <text:p text:style-name="P5"/>
      <text:p text:style-name="P15"/>
      <text:p text:style-name="P2">-------------------------------------------------------- [20191116_16280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oft-page-break/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Table_20_Contents">1</text:p>
          </table:table-cell>
          <table:table-cell table:style-name="表14.A1" office:value-type="string">
            <text:p text:style-name="Table_20_Contents">作業日</text:p>
          </table:table-cell>
          <table:table-cell table:style-name="表14.C1" office:value-type="string">
            <text:p text:style-name="P22">11/15 金曜日</text:p>
          </table:table-cell>
        </table:table-row>
        <table:table-row>
          <table:table-cell table:style-name="表14.A2" office:value-type="string">
            <text:p text:style-name="Table_20_Contents">2</text:p>
          </table:table-cell>
          <table:table-cell table:style-name="表14.A2" office:value-type="string">
            <text:p text:style-name="Table_20_Contents">発注者</text:p>
          </table:table-cell>
          <table:table-cell table:style-name="表14.C2" office:value-type="string">
            <text:p text:style-name="P22">佐藤工業</text:p>
          </table:table-cell>
        </table:table-row>
        <table:table-row>
          <table:table-cell table:style-name="表14.A2" office:value-type="string">
            <text:p text:style-name="Table_20_Contents">3</text:p>
          </table:table-cell>
          <table:table-cell table:style-name="表14.A2" office:value-type="string">
            <text:p text:style-name="Table_20_Contents">工事件名</text:p>
          </table:table-cell>
          <table:table-cell table:style-name="表14.C2" office:value-type="string">
            <text:p text:style-name="P22">石田亀代様共同住宅新築計画</text:p>
          </table:table-cell>
        </table:table-row>
        <table:table-row>
          <table:table-cell table:style-name="表14.A2" office:value-type="string">
            <text:p text:style-name="Table_20_Contents">4</text:p>
          </table:table-cell>
          <table:table-cell table:style-name="表14.A2" office:value-type="string">
            <text:p text:style-name="Table_20_Contents">人数</text:p>
          </table:table-cell>
          <table:table-cell table:style-name="表14.C2" office:value-type="string">
            <text:p text:style-name="P22">１名</text:p>
          </table:table-cell>
        </table:table-row>
        <table:table-row>
          <table:table-cell table:style-name="表14.A2" office:value-type="string">
            <text:p text:style-name="Table_20_Contents">5</text:p>
          </table:table-cell>
          <table:table-cell table:style-name="表14.A2" office:value-type="string">
            <text:p text:style-name="Table_20_Contents">作業時間</text:p>
          </table:table-cell>
          <table:table-cell table:style-name="表14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14.A2" office:value-type="string">
            <text:p text:style-name="Table_20_Contents">6</text:p>
          </table:table-cell>
          <table:table-cell table:style-name="表14.A2" office:value-type="string">
            <text:p text:style-name="Table_20_Contents">備考</text:p>
          </table:table-cell>
          <table:table-cell table:style-name="表14.C2" office:value-type="string">
            <text:p text:style-name="P22">-</text:p>
          </table:table-cell>
        </table:table-row>
      </table:table>
      <text:p text:style-name="P31"/>
      <text:p text:style-name="P31"/>
      <text:p text:style-name="P3">---------------------</text:p>
      <text:p text:style-name="P5">【作業員　岩淵謙 / 日報連絡】 2019.11.15.金</text:p>
      <text:p text:style-name="P5"/>
      <text:p text:style-name="P5"/>
      <text:p text:style-name="P2">-------------------------------------------------------- [20191123_160842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Table_20_Contents">1</text:p>
          </table:table-cell>
          <table:table-cell table:style-name="表15.A1" office:value-type="string">
            <text:p text:style-name="Table_20_Contents">作業日</text:p>
          </table:table-cell>
          <table:table-cell table:style-name="表15.C1" office:value-type="string">
            <text:p text:style-name="P22">11/2 金曜日</text:p>
          </table:table-cell>
        </table:table-row>
        <table:table-row>
          <table:table-cell table:style-name="表15.A2" office:value-type="string">
            <text:p text:style-name="Table_20_Contents">2</text:p>
          </table:table-cell>
          <table:table-cell table:style-name="表15.A2" office:value-type="string">
            <text:p text:style-name="Table_20_Contents">発注者</text:p>
          </table:table-cell>
          <table:table-cell table:style-name="表15.C2" office:value-type="string">
            <text:p text:style-name="P22">旭日電気工業</text:p>
          </table:table-cell>
        </table:table-row>
        <table:table-row>
          <table:table-cell table:style-name="表15.A2" office:value-type="string">
            <text:p text:style-name="Table_20_Contents">3</text:p>
          </table:table-cell>
          <table:table-cell table:style-name="表15.A2" office:value-type="string">
            <text:p text:style-name="Table_20_Contents">工事件名</text:p>
          </table:table-cell>
          <table:table-cell table:style-name="表15.C2" office:value-type="string">
            <text:p text:style-name="P22">渋谷区猿楽町計画ⅡB</text:p>
          </table:table-cell>
        </table:table-row>
        <table:table-row>
          <table:table-cell table:style-name="表15.A2" office:value-type="string">
            <text:p text:style-name="Table_20_Contents">4</text:p>
          </table:table-cell>
          <table:table-cell table:style-name="表15.A2" office:value-type="string">
            <text:p text:style-name="Table_20_Contents">人数</text:p>
          </table:table-cell>
          <table:table-cell table:style-name="表15.C2" office:value-type="string">
            <text:p text:style-name="P22">１名</text:p>
          </table:table-cell>
        </table:table-row>
        <table:table-row>
          <table:table-cell table:style-name="表15.A2" office:value-type="string">
            <text:p text:style-name="Table_20_Contents">5</text:p>
          </table:table-cell>
          <table:table-cell table:style-name="表15.A2" office:value-type="string">
            <text:p text:style-name="Table_20_Contents">作業時間</text:p>
          </table:table-cell>
          <table:table-cell table:style-name="表15.C2" office:value-type="string">
            <text:p text:style-name="P22">７：３０－１７：００</text:p>
            <text:p text:style-name="P22">（早出残業　３０分）</text:p>
          </table:table-cell>
        </table:table-row>
        <table:table-row>
          <table:table-cell table:style-name="表15.A2" office:value-type="string">
            <text:p text:style-name="Table_20_Contents">6</text:p>
          </table:table-cell>
          <table:table-cell table:style-name="表15.A2" office:value-type="string">
            <text:p text:style-name="Table_20_Contents">備考</text:p>
          </table:table-cell>
          <table:table-cell table:style-name="表15.C2" office:value-type="string">
            <text:p text:style-name="P22">-</text:p>
          </table:table-cell>
        </table:table-row>
      </table:table>
      <text:p text:style-name="P31"/>
      <text:p text:style-name="P31"/>
      <text:p text:style-name="P3">---------------------</text:p>
      <text:p text:style-name="P5">【作業員　岩淵謙 / 日報連絡】 2019.11.22.金</text:p>
      <text:p text:style-name="P15"><text:soft-page-break/></text:p>
      <text:p text:style-name="P2">-------------------------------------------------------- [20191129_073908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Table_20_Contents">1</text:p>
          </table:table-cell>
          <table:table-cell table:style-name="表16.A1" office:value-type="string">
            <text:p text:style-name="Table_20_Contents">作業日</text:p>
          </table:table-cell>
          <table:table-cell table:style-name="表16.C1" office:value-type="string">
            <text:p text:style-name="P22">11/25 月曜日</text:p>
          </table:table-cell>
        </table:table-row>
        <table:table-row>
          <table:table-cell table:style-name="表16.A2" office:value-type="string">
            <text:p text:style-name="Table_20_Contents">2</text:p>
          </table:table-cell>
          <table:table-cell table:style-name="表16.A2" office:value-type="string">
            <text:p text:style-name="Table_20_Contents">発注者</text:p>
          </table:table-cell>
          <table:table-cell table:style-name="表16.C2" office:value-type="string">
            <text:p text:style-name="P22">ホクシン設備</text:p>
          </table:table-cell>
        </table:table-row>
        <table:table-row>
          <table:table-cell table:style-name="表16.A2" office:value-type="string">
            <text:p text:style-name="Table_20_Contents">3</text:p>
          </table:table-cell>
          <table:table-cell table:style-name="表16.A2" office:value-type="string">
            <text:p text:style-name="Table_20_Contents">工事件名</text:p>
          </table:table-cell>
          <table:table-cell table:style-name="表16.C2" office:value-type="string">
            <text:p text:style-name="P22">新高円寺プロジェクト</text:p>
          </table:table-cell>
        </table:table-row>
        <table:table-row>
          <table:table-cell table:style-name="表16.A2" office:value-type="string">
            <text:p text:style-name="Table_20_Contents">4</text:p>
          </table:table-cell>
          <table:table-cell table:style-name="表16.A2" office:value-type="string">
            <text:p text:style-name="Table_20_Contents">人数</text:p>
          </table:table-cell>
          <table:table-cell table:style-name="表16.C2" office:value-type="string">
            <text:p text:style-name="P22">１名</text:p>
          </table:table-cell>
        </table:table-row>
        <table:table-row>
          <table:table-cell table:style-name="表16.A2" office:value-type="string">
            <text:p text:style-name="Table_20_Contents">5</text:p>
          </table:table-cell>
          <table:table-cell table:style-name="表16.A2" office:value-type="string">
            <text:p text:style-name="Table_20_Contents">作業時間</text:p>
          </table:table-cell>
          <table:table-cell table:style-name="表16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16.A2" office:value-type="string">
            <text:p text:style-name="Table_20_Contents">6</text:p>
          </table:table-cell>
          <table:table-cell table:style-name="表16.A2" office:value-type="string">
            <text:p text:style-name="Table_20_Contents">備考</text:p>
          </table:table-cell>
          <table:table-cell table:style-name="表16.C2" office:value-type="string">
            <text:p text:style-name="P22">-</text:p>
          </table:table-cell>
        </table:table-row>
      </table:table>
      <text:p text:style-name="P31"/>
      <text:p text:style-name="P31"/>
      <text:p text:style-name="P3">---------------------</text:p>
      <text:p text:style-name="P5">【作業員　岩淵謙 / 日報連絡】 2019.11.25.月</text:p>
      <text:p text:style-name="P5"/>
      <text:p text:style-name="P5"/>
      <text:p text:style-name="P15"/>
      <text:p text:style-name="P2">-------------------------------------------------------- [20191207_13285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7" table:style-name="表17">
        <table:table-column table:style-name="表17.A"/>
        <table:table-column table:style-name="表17.B"/>
        <table:table-column table:style-name="表17.C"/>
        <text:soft-page-break/>
        <table:table-row>
          <table:table-cell table:style-name="表17.A1" office:value-type="string">
            <text:p text:style-name="Table_20_Contents">1</text:p>
          </table:table-cell>
          <table:table-cell table:style-name="表17.A1" office:value-type="string">
            <text:p text:style-name="Table_20_Contents">作業日</text:p>
          </table:table-cell>
          <table:table-cell table:style-name="表17.C1" office:value-type="string">
            <text:p text:style-name="P22">12/06 金曜日</text:p>
          </table:table-cell>
        </table:table-row>
        <table:table-row>
          <table:table-cell table:style-name="表17.A2" office:value-type="string">
            <text:p text:style-name="Table_20_Contents">2</text:p>
          </table:table-cell>
          <table:table-cell table:style-name="表17.A2" office:value-type="string">
            <text:p text:style-name="Table_20_Contents">発注者</text:p>
          </table:table-cell>
          <table:table-cell table:style-name="表17.C2" office:value-type="string">
            <text:p text:style-name="P22">宮下工業</text:p>
          </table:table-cell>
        </table:table-row>
        <table:table-row>
          <table:table-cell table:style-name="表17.A2" office:value-type="string">
            <text:p text:style-name="Table_20_Contents">3</text:p>
          </table:table-cell>
          <table:table-cell table:style-name="表17.A2" office:value-type="string">
            <text:p text:style-name="Table_20_Contents">工事件名</text:p>
          </table:table-cell>
          <table:table-cell table:style-name="表17.C2" office:value-type="string">
            <text:p text:style-name="P22">パークシティララ　横浜マンション建替</text:p>
          </table:table-cell>
        </table:table-row>
        <table:table-row>
          <table:table-cell table:style-name="表17.A2" office:value-type="string">
            <text:p text:style-name="Table_20_Contents">4</text:p>
          </table:table-cell>
          <table:table-cell table:style-name="表17.A2" office:value-type="string">
            <text:p text:style-name="Table_20_Contents">人数</text:p>
          </table:table-cell>
          <table:table-cell table:style-name="表17.C2" office:value-type="string">
            <text:p text:style-name="P22">２名</text:p>
          </table:table-cell>
        </table:table-row>
        <table:table-row>
          <table:table-cell table:style-name="表17.A2" office:value-type="string">
            <text:p text:style-name="Table_20_Contents">5</text:p>
          </table:table-cell>
          <table:table-cell table:style-name="表17.A2" office:value-type="string">
            <text:p text:style-name="Table_20_Contents">作業時間</text:p>
          </table:table-cell>
          <table:table-cell table:style-name="表17.C2" office:value-type="string">
            <text:p text:style-name="P22">７：３０－１７：００</text:p>
            <text:p text:style-name="P22">（早出　３０分）</text:p>
          </table:table-cell>
        </table:table-row>
        <table:table-row>
          <table:table-cell table:style-name="表17.A2" office:value-type="string">
            <text:p text:style-name="Table_20_Contents">6</text:p>
          </table:table-cell>
          <table:table-cell table:style-name="表17.A2" office:value-type="string">
            <text:p text:style-name="Table_20_Contents">備考</text:p>
          </table:table-cell>
          <table:table-cell table:style-name="表17.C2" office:value-type="string">
            <text:p text:style-name="P22">-</text:p>
          </table:table-cell>
        </table:table-row>
      </table:table>
      <text:p text:style-name="P31"/>
      <text:p text:style-name="P31"/>
      <text:p text:style-name="P3">---------------------</text:p>
      <text:p text:style-name="P5">【作業員　岩淵謙 / 日報連絡】 2019.12.06.金</text:p>
      <text:p text:style-name="P5"/>
      <text:p text:style-name="P5"/>
      <text:p text:style-name="P15"/>
      <text:p text:style-name="P2">-------------------------------------------------------- [20191215_154435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Table_20_Contents">1</text:p>
          </table:table-cell>
          <table:table-cell table:style-name="表18.A1" office:value-type="string">
            <text:p text:style-name="Table_20_Contents">作業日</text:p>
          </table:table-cell>
          <table:table-cell table:style-name="表18.C1" office:value-type="string">
            <text:p text:style-name="P22">12/14 土曜日</text:p>
          </table:table-cell>
        </table:table-row>
        <table:table-row>
          <table:table-cell table:style-name="表18.A2" office:value-type="string">
            <text:p text:style-name="Table_20_Contents">2</text:p>
          </table:table-cell>
          <table:table-cell table:style-name="表18.A2" office:value-type="string">
            <text:p text:style-name="Table_20_Contents">発注者</text:p>
          </table:table-cell>
          <table:table-cell table:style-name="表18.C2" office:value-type="string">
            <text:p text:style-name="P22">テクノキャリア（扶桑電気）</text:p>
          </table:table-cell>
        </table:table-row>
        <table:table-row>
          <table:table-cell table:style-name="表18.A2" office:value-type="string">
            <text:p text:style-name="Table_20_Contents">3</text:p>
          </table:table-cell>
          <table:table-cell table:style-name="表18.A2" office:value-type="string">
            <text:p text:style-name="Table_20_Contents">工事件名</text:p>
          </table:table-cell>
          <table:table-cell table:style-name="表18.C2" office:value-type="string">
            <text:p text:style-name="P22">こぶしえん新築工事</text:p>
          </table:table-cell>
        </table:table-row>
        <table:table-row>
          <table:table-cell table:style-name="表18.A2" office:value-type="string">
            <text:p text:style-name="Table_20_Contents">4</text:p>
          </table:table-cell>
          <table:table-cell table:style-name="表18.A2" office:value-type="string">
            <text:p text:style-name="Table_20_Contents">人数</text:p>
          </table:table-cell>
          <table:table-cell table:style-name="表18.C2" office:value-type="string">
            <text:p text:style-name="P22">１名</text:p>
          </table:table-cell>
        </table:table-row>
        <table:table-row>
          <table:table-cell table:style-name="表18.A2" office:value-type="string">
            <text:p text:style-name="Table_20_Contents">5</text:p>
          </table:table-cell>
          <table:table-cell table:style-name="表18.A2" office:value-type="string">
            <text:p text:style-name="Table_20_Contents">作業時間</text:p>
          </table:table-cell>
          <table:table-cell table:style-name="表18.C2" office:value-type="string">
            <text:p text:style-name="P22">７：３０－１７：００</text:p>
            <text:p text:style-name="P22">（早出　３０分）</text:p>
          </table:table-cell>
        </table:table-row>
        <table:table-row>
          <table:table-cell table:style-name="表18.A2" office:value-type="string">
            <text:p text:style-name="Table_20_Contents">6</text:p>
          </table:table-cell>
          <table:table-cell table:style-name="表18.A2" office:value-type="string">
            <text:p text:style-name="Table_20_Contents">備考</text:p>
          </table:table-cell>
          <table:table-cell table:style-name="表18.C2" office:value-type="string">
            <text:p text:style-name="P22">-</text:p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19.12.14.土</text:p>
      <text:p text:style-name="P5"/>
      <text:p text:style-name="P5"><text:soft-page-break/></text:p>
      <text:p text:style-name="P15"/>
      <text:p text:style-name="P2">-------------------------------------------------------- [20191222_160301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Table_20_Contents">1</text:p>
          </table:table-cell>
          <table:table-cell table:style-name="表19.A1" office:value-type="string">
            <text:p text:style-name="Table_20_Contents">作業日</text:p>
          </table:table-cell>
          <table:table-cell table:style-name="表19.C1" office:value-type="string">
            <text:p text:style-name="P22">12/21 土曜日</text:p>
          </table:table-cell>
        </table:table-row>
        <table:table-row>
          <table:table-cell table:style-name="表19.A2" office:value-type="string">
            <text:p text:style-name="Table_20_Contents">2</text:p>
          </table:table-cell>
          <table:table-cell table:style-name="表19.A2" office:value-type="string">
            <text:p text:style-name="Table_20_Contents">発注者</text:p>
          </table:table-cell>
          <table:table-cell table:style-name="表19.C2" office:value-type="string">
            <text:p text:style-name="P22">テクノキャリア（扶桑電気）</text:p>
          </table:table-cell>
        </table:table-row>
        <table:table-row>
          <table:table-cell table:style-name="表19.A2" office:value-type="string">
            <text:p text:style-name="Table_20_Contents">3</text:p>
          </table:table-cell>
          <table:table-cell table:style-name="表19.A2" office:value-type="string">
            <text:p text:style-name="Table_20_Contents">工事件名</text:p>
          </table:table-cell>
          <table:table-cell table:style-name="表19.C2" office:value-type="string">
            <text:p text:style-name="P22">こぶしえん新築工事</text:p>
          </table:table-cell>
        </table:table-row>
        <table:table-row>
          <table:table-cell table:style-name="表19.A2" office:value-type="string">
            <text:p text:style-name="Table_20_Contents">4</text:p>
          </table:table-cell>
          <table:table-cell table:style-name="表19.A2" office:value-type="string">
            <text:p text:style-name="Table_20_Contents">人数</text:p>
          </table:table-cell>
          <table:table-cell table:style-name="表19.C2" office:value-type="string">
            <text:p text:style-name="P22">１名</text:p>
          </table:table-cell>
        </table:table-row>
        <table:table-row>
          <table:table-cell table:style-name="表19.A2" office:value-type="string">
            <text:p text:style-name="Table_20_Contents">5</text:p>
          </table:table-cell>
          <table:table-cell table:style-name="表19.A2" office:value-type="string">
            <text:p text:style-name="Table_20_Contents">作業時間</text:p>
          </table:table-cell>
          <table:table-cell table:style-name="表19.C2" office:value-type="string">
            <text:p text:style-name="P22">８：００－１７：３０</text:p>
            <text:p text:style-name="P22">（残業　３０分）</text:p>
          </table:table-cell>
        </table:table-row>
        <table:table-row>
          <table:table-cell table:style-name="表19.A2" office:value-type="string">
            <text:p text:style-name="Table_20_Contents">6</text:p>
          </table:table-cell>
          <table:table-cell table:style-name="表19.A2" office:value-type="string">
            <text:p text:style-name="Table_20_Contents">備考</text:p>
          </table:table-cell>
          <table:table-cell table:style-name="表19.C2" office:value-type="string">
            <text:p text:style-name="P22">日報には担当者の方のサイン、なし。印鑑でいただきました。「ボールペンで...」と頼もうかと思いましたが、せっかくハンコを取り出してくださっていて、言うのを憚りました。</text:p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19.12.21.土</text:p>
      <text:p text:style-name="P5"/>
      <text:p text:style-name="P5"/>
      <text:p text:style-name="P15"/>
      <text:p text:style-name="P2">-------------------------------------------------------- [20200105_131928]</text:p>
      <text:p text:style-name="P6">お疲れさまです。<text:span text:style-name="T17">明けましておめでとうございます。</text:span></text:p>
      <text:p text:style-name="P7">みなさん年初め、いかがお過ごしですか。</text:p>
      <text:p text:style-name="P7">小生、今年も安全大事でやります。なにとぞ。</text:p>
      <text:p text:style-name="P7"/>
      <text:p text:style-name="P6"><text:span text:style-name="T17">遅くなりました。</text:span>作業日報<text:span text:style-name="T17">、先年最後の分</text:span>です。<text:span text:style-name="T17">どうもすみません。</text:span></text:p>
      <text:p text:style-name="P6">よろしくお願い<text:span text:style-name="T17">いた</text:span>します。</text:p>
      <text:p text:style-name="Text_20_body"><text:soft-page-break/></text:p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Table_20_Contents">1</text:p>
          </table:table-cell>
          <table:table-cell table:style-name="表20.A1" office:value-type="string">
            <text:p text:style-name="Table_20_Contents">作業日</text:p>
          </table:table-cell>
          <table:table-cell table:style-name="表20.C1" office:value-type="string">
            <text:p text:style-name="P22">12/28 土曜日（2019年）</text:p>
          </table:table-cell>
        </table:table-row>
        <table:table-row>
          <table:table-cell table:style-name="表20.A2" office:value-type="string">
            <text:p text:style-name="Table_20_Contents">2</text:p>
          </table:table-cell>
          <table:table-cell table:style-name="表20.A2" office:value-type="string">
            <text:p text:style-name="Table_20_Contents">発注者</text:p>
          </table:table-cell>
          <table:table-cell table:style-name="表20.C2" office:value-type="string">
            <text:p text:style-name="P22">佐藤工株式会社</text:p>
          </table:table-cell>
        </table:table-row>
        <table:table-row>
          <table:table-cell table:style-name="表20.A2" office:value-type="string">
            <text:p text:style-name="Table_20_Contents">3</text:p>
          </table:table-cell>
          <table:table-cell table:style-name="表20.A2" office:value-type="string">
            <text:p text:style-name="Table_20_Contents">工事件名</text:p>
          </table:table-cell>
          <table:table-cell table:style-name="表20.C2" office:value-type="string">
            <text:p text:style-name="P22">下谷２丁目マンション</text:p>
          </table:table-cell>
        </table:table-row>
        <table:table-row>
          <table:table-cell table:style-name="表20.A2" office:value-type="string">
            <text:p text:style-name="Table_20_Contents">4</text:p>
          </table:table-cell>
          <table:table-cell table:style-name="表20.A2" office:value-type="string">
            <text:p text:style-name="Table_20_Contents">人数</text:p>
          </table:table-cell>
          <table:table-cell table:style-name="表20.C2" office:value-type="string">
            <text:p text:style-name="P22">１名</text:p>
          </table:table-cell>
        </table:table-row>
        <table:table-row>
          <table:table-cell table:style-name="表20.A2" office:value-type="string">
            <text:p text:style-name="Table_20_Contents">5</text:p>
          </table:table-cell>
          <table:table-cell table:style-name="表20.A2" office:value-type="string">
            <text:p text:style-name="Table_20_Contents">作業時間</text:p>
          </table:table-cell>
          <table:table-cell table:style-name="表20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20.A2" office:value-type="string">
            <text:p text:style-name="Table_20_Contents">6</text:p>
          </table:table-cell>
          <table:table-cell table:style-name="表20.A2" office:value-type="string">
            <text:p text:style-name="Table_20_Contents">備考</text:p>
          </table:table-cell>
          <table:table-cell table:style-name="表20.C2" office:value-type="string">
            <text:p text:style-name="P22">-</text:p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19.12.28.土</text:p>
      <text:p text:style-name="P5"/>
      <text:p text:style-name="P15"/>
      <text:p text:style-name="P2">-------------------------------------------------------- [20200112_101143]</text:p>
      <text:p text:style-name="P6">お疲れさまです。作業日報<text:span text:style-name="T17">を提出します。</text:span></text:p>
      <text:p text:style-name="P6">よろしくお願い<text:span text:style-name="T17">いた</text:span>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Table_20_Contents">1</text:p>
          </table:table-cell>
          <table:table-cell table:style-name="表21.A1" office:value-type="string">
            <text:p text:style-name="Table_20_Contents">作業日</text:p>
          </table:table-cell>
          <table:table-cell table:style-name="表21.C1" office:value-type="string">
            <text:p text:style-name="P22">01/10 金曜日</text:p>
          </table:table-cell>
        </table:table-row>
        <table:table-row>
          <table:table-cell table:style-name="表21.A2" office:value-type="string">
            <text:p text:style-name="Table_20_Contents">2</text:p>
          </table:table-cell>
          <table:table-cell table:style-name="表21.A2" office:value-type="string">
            <text:p text:style-name="Table_20_Contents">発注者</text:p>
          </table:table-cell>
          <table:table-cell table:style-name="表21.C2" office:value-type="string">
            <text:p text:style-name="P22">ホクシン設備</text:p>
          </table:table-cell>
        </table:table-row>
        <table:table-row>
          <table:table-cell table:style-name="表21.A2" office:value-type="string">
            <text:p text:style-name="Table_20_Contents">3</text:p>
          </table:table-cell>
          <table:table-cell table:style-name="表21.A2" office:value-type="string">
            <text:p text:style-name="Table_20_Contents">工事件名</text:p>
          </table:table-cell>
          <table:table-cell table:style-name="表21.C2" office:value-type="string">
            <text:p text:style-name="P22">豊島区巣鴨２丁目計画</text:p>
          </table:table-cell>
        </table:table-row>
        <table:table-row>
          <table:table-cell table:style-name="表21.A2" office:value-type="string">
            <text:p text:style-name="Table_20_Contents">4</text:p>
          </table:table-cell>
          <table:table-cell table:style-name="表21.A2" office:value-type="string">
            <text:p text:style-name="Table_20_Contents">人数</text:p>
          </table:table-cell>
          <table:table-cell table:style-name="表21.C2" office:value-type="string">
            <text:p text:style-name="P22">１名</text:p>
          </table:table-cell>
        </table:table-row>
        <table:table-row>
          <table:table-cell table:style-name="表21.A2" office:value-type="string">
            <text:p text:style-name="Table_20_Contents">5</text:p>
          </table:table-cell>
          <table:table-cell table:style-name="表21.A2" office:value-type="string">
            <text:p text:style-name="Table_20_Contents">作業時間</text:p>
          </table:table-cell>
          <table:table-cell table:style-name="表21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21.A2" office:value-type="string">
            <text:p text:style-name="Table_20_Contents">6</text:p>
          </table:table-cell>
          <table:table-cell table:style-name="表21.A2" office:value-type="string">
            <text:p text:style-name="Table_20_Contents">備考</text:p>
          </table:table-cell>
          <table:table-cell table:style-name="表21.C2" office:value-type="string">
            <text:p text:style-name="P22">-</text:p>
          </table:table-cell>
        </table:table-row>
      </table:table>
      <text:p text:style-name="P31"/>
      <text:p text:style-name="P31"><text:soft-page-break/></text:p>
      <text:p text:style-name="P5">---------------------</text:p>
      <text:p text:style-name="P5">【作業員　岩淵謙 / 日報連絡】 2020.1.10.金</text:p>
      <text:p text:style-name="P5"/>
      <text:p text:style-name="P5"/>
      <text:p text:style-name="P15"/>
      <text:p text:style-name="P2">-------------------------------------------------------- [20200116_102406]</text:p>
      <text:p text:style-name="P6">お疲れさまです。作業日報の<text:span text:style-name="T17">提出です。</text:span></text:p>
      <text:p text:style-name="P6">よろしくお願い<text:span text:style-name="T17">いた</text:span>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Table_20_Contents">1</text:p>
          </table:table-cell>
          <table:table-cell table:style-name="表22.A1" office:value-type="string">
            <text:p text:style-name="Table_20_Contents">作業日</text:p>
          </table:table-cell>
          <table:table-cell table:style-name="表22.C1" office:value-type="string">
            <text:p text:style-name="P22">01/15 水曜日</text:p>
          </table:table-cell>
        </table:table-row>
        <table:table-row>
          <table:table-cell table:style-name="表22.A2" office:value-type="string">
            <text:p text:style-name="Table_20_Contents">2</text:p>
          </table:table-cell>
          <table:table-cell table:style-name="表22.A2" office:value-type="string">
            <text:p text:style-name="Table_20_Contents">発注者</text:p>
          </table:table-cell>
          <table:table-cell table:style-name="表22.C2" office:value-type="string">
            <text:p text:style-name="P22">佐藤工業</text:p>
          </table:table-cell>
        </table:table-row>
        <table:table-row>
          <table:table-cell table:style-name="表22.A2" office:value-type="string">
            <text:p text:style-name="Table_20_Contents">3</text:p>
          </table:table-cell>
          <table:table-cell table:style-name="表22.A2" office:value-type="string">
            <text:p text:style-name="Table_20_Contents">工事件名</text:p>
          </table:table-cell>
          <table:table-cell table:style-name="表22.C2" office:value-type="string">
            <text:p text:style-name="P22">春日秀樹様　共同住宅新築</text:p>
          </table:table-cell>
        </table:table-row>
        <table:table-row>
          <table:table-cell table:style-name="表22.A2" office:value-type="string">
            <text:p text:style-name="Table_20_Contents">4</text:p>
          </table:table-cell>
          <table:table-cell table:style-name="表22.A2" office:value-type="string">
            <text:p text:style-name="Table_20_Contents">人数</text:p>
          </table:table-cell>
          <table:table-cell table:style-name="表22.C2" office:value-type="string">
            <text:p text:style-name="P22">１名</text:p>
          </table:table-cell>
        </table:table-row>
        <table:table-row>
          <table:table-cell table:style-name="表22.A2" office:value-type="string">
            <text:p text:style-name="Table_20_Contents">5</text:p>
          </table:table-cell>
          <table:table-cell table:style-name="表22.A2" office:value-type="string">
            <text:p text:style-name="Table_20_Contents">作業時間</text:p>
          </table:table-cell>
          <table:table-cell table:style-name="表22.C2" office:value-type="string">
            <text:p text:style-name="P22">８：００－１７：３０</text:p>
            <text:p text:style-name="P22">（残業　３０分）</text:p>
          </table:table-cell>
        </table:table-row>
        <table:table-row>
          <table:table-cell table:style-name="表22.A2" office:value-type="string">
            <text:p text:style-name="Table_20_Contents">6</text:p>
          </table:table-cell>
          <table:table-cell table:style-name="表22.A2" office:value-type="string">
            <text:p text:style-name="Table_20_Contents">備考</text:p>
          </table:table-cell>
          <table:table-cell table:style-name="表22.C2" office:value-type="string">
            <text:list xml:id="list6922483702047353589" text:style-name="L1">
              <text:list-item>
                <text:p text:style-name="P45">昨日のお電話のとおり、残業をつけます。</text:p>
              </text:list-item>
              <text:list-item>
                <text:p text:style-name="P45">時間は、電話口でお伝えした「１時間」ではなく、３０分にしてます。というのも、ちょっと細かいのですが、打設の現場を離れたのは５時半ちょうどぐらいだったのですが、実は客先へは、「現場を終えたのは、５時半です」と、話してしまってます。</text:p>
              </text:list-item>
              <text:list-item>
                <text:p text:style-name="P45">１階の詰所へ着く頃には５時半を回っていました。いま、残業１時間の主張は、自分としてはやりにくいなと案じて、日報には５時半でつけてます。</text:p>
              </text:list-item>
            </text:list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1.15.水</text:p>
      <text:p text:style-name="P5"/>
      <text:p text:style-name="P5"/>
      <text:p text:style-name="P16"/>
      <text:p text:style-name="P2">-------------------------------------------------------- [20200125_133748]</text:p>
      <text:p text:style-name="P6">お疲れさまです。作業日報の<text:span text:style-name="T17">提出です。</text:span></text:p>
      <text:p text:style-name="P6"><text:soft-page-break/>よろしくお願い<text:span text:style-name="T17">いた</text:span>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Table_20_Contents">1</text:p>
          </table:table-cell>
          <table:table-cell table:style-name="表23.A1" office:value-type="string">
            <text:p text:style-name="Table_20_Contents">作業日</text:p>
          </table:table-cell>
          <table:table-cell table:style-name="表23.C1" office:value-type="string">
            <text:p text:style-name="P22">01/24 金曜日</text:p>
          </table:table-cell>
        </table:table-row>
        <table:table-row>
          <table:table-cell table:style-name="表23.A2" office:value-type="string">
            <text:p text:style-name="Table_20_Contents">2</text:p>
          </table:table-cell>
          <table:table-cell table:style-name="表23.A2" office:value-type="string">
            <text:p text:style-name="Table_20_Contents">発注者</text:p>
          </table:table-cell>
          <table:table-cell table:style-name="表23.C2" office:value-type="string">
            <text:p text:style-name="P22">国際電工</text:p>
          </table:table-cell>
        </table:table-row>
        <table:table-row>
          <table:table-cell table:style-name="表23.A2" office:value-type="string">
            <text:p text:style-name="Table_20_Contents">3</text:p>
          </table:table-cell>
          <table:table-cell table:style-name="表23.A2" office:value-type="string">
            <text:p text:style-name="Table_20_Contents">工事件名</text:p>
          </table:table-cell>
          <table:table-cell table:style-name="表23.C2" office:value-type="string">
            <text:p text:style-name="P22">下作延六丁目計画</text:p>
          </table:table-cell>
        </table:table-row>
        <table:table-row>
          <table:table-cell table:style-name="表23.A2" office:value-type="string">
            <text:p text:style-name="Table_20_Contents">4</text:p>
          </table:table-cell>
          <table:table-cell table:style-name="表23.A2" office:value-type="string">
            <text:p text:style-name="Table_20_Contents">人数</text:p>
          </table:table-cell>
          <table:table-cell table:style-name="表23.C2" office:value-type="string">
            <text:p text:style-name="P22">１名</text:p>
          </table:table-cell>
        </table:table-row>
        <table:table-row>
          <table:table-cell table:style-name="表23.A2" office:value-type="string">
            <text:p text:style-name="Table_20_Contents">5</text:p>
          </table:table-cell>
          <table:table-cell table:style-name="表23.A2" office:value-type="string">
            <text:p text:style-name="Table_20_Contents">作業時間</text:p>
          </table:table-cell>
          <table:table-cell table:style-name="表23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23.A2" office:value-type="string">
            <text:p text:style-name="Table_20_Contents">6</text:p>
          </table:table-cell>
          <table:table-cell table:style-name="表23.A2" office:value-type="string">
            <text:p text:style-name="Table_20_Contents">備考</text:p>
          </table:table-cell>
          <table:table-cell table:style-name="表23.C2" office:value-type="string">
            <text:p text:style-name="P22"/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1.24.金</text:p>
      <text:p text:style-name="P5"/>
      <text:p text:style-name="P5"/>
      <text:p text:style-name="P16"/>
      <text:p text:style-name="P2">-------------------------------------------------------- [20200203_150422]</text:p>
      <text:p text:style-name="P6">お疲れさまです。</text:p>
      <text:p text:style-name="P6"><text:span text:style-name="T17">こちらも遅くなり。すみません。</text:span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Table_20_Contents">1</text:p>
          </table:table-cell>
          <table:table-cell table:style-name="表24.A1" office:value-type="string">
            <text:p text:style-name="Table_20_Contents">作業日</text:p>
          </table:table-cell>
          <table:table-cell table:style-name="表24.C1" office:value-type="string">
            <text:p text:style-name="P22">01/31 金曜日</text:p>
          </table:table-cell>
        </table:table-row>
        <table:table-row>
          <table:table-cell table:style-name="表24.A2" office:value-type="string">
            <text:p text:style-name="Table_20_Contents">2</text:p>
          </table:table-cell>
          <table:table-cell table:style-name="表24.A2" office:value-type="string">
            <text:p text:style-name="Table_20_Contents">発注者</text:p>
          </table:table-cell>
          <table:table-cell table:style-name="表24.C2" office:value-type="string">
            <text:p text:style-name="P22">テクノキャリア（扶桑電気）</text:p>
          </table:table-cell>
        </table:table-row>
        <table:table-row>
          <table:table-cell table:style-name="表24.A2" office:value-type="string">
            <text:p text:style-name="Table_20_Contents">3</text:p>
          </table:table-cell>
          <table:table-cell table:style-name="表24.A2" office:value-type="string">
            <text:p text:style-name="Table_20_Contents">工事件名</text:p>
          </table:table-cell>
          <table:table-cell table:style-name="表24.C2" office:value-type="string">
            <text:p text:style-name="P22">こぶしえん新築工事</text:p>
          </table:table-cell>
        </table:table-row>
        <table:table-row>
          <table:table-cell table:style-name="表24.A2" office:value-type="string">
            <text:p text:style-name="Table_20_Contents">4</text:p>
          </table:table-cell>
          <table:table-cell table:style-name="表24.A2" office:value-type="string">
            <text:p text:style-name="Table_20_Contents">人数</text:p>
          </table:table-cell>
          <table:table-cell table:style-name="表24.C2" office:value-type="string">
            <text:p text:style-name="P22">１名</text:p>
          </table:table-cell>
        </table:table-row>
        <text:soft-page-break/>
        <table:table-row>
          <table:table-cell table:style-name="表24.A2" office:value-type="string">
            <text:p text:style-name="Table_20_Contents">5</text:p>
          </table:table-cell>
          <table:table-cell table:style-name="表24.A2" office:value-type="string">
            <text:p text:style-name="Table_20_Contents">作業時間</text:p>
          </table:table-cell>
          <table:table-cell table:style-name="表24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24.A2" office:value-type="string">
            <text:p text:style-name="Table_20_Contents">6</text:p>
          </table:table-cell>
          <table:table-cell table:style-name="表24.A2" office:value-type="string">
            <text:p text:style-name="Table_20_Contents">備考</text:p>
          </table:table-cell>
          <table:table-cell table:style-name="表24.C2" office:value-type="string">
            <text:p text:style-name="P22"/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1.31.金</text:p>
      <text:p text:style-name="P5"/>
      <text:p text:style-name="P5"/>
      <text:p text:style-name="P16"/>
      <text:p text:style-name="P2">-------------------------------------------------------- [<text:span text:style-name="T17">20200209_162556</text:span>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Table_20_Contents">1</text:p>
          </table:table-cell>
          <table:table-cell table:style-name="表25.A1" office:value-type="string">
            <text:p text:style-name="Table_20_Contents">作業日</text:p>
          </table:table-cell>
          <table:table-cell table:style-name="表25.C1" office:value-type="string">
            <text:p text:style-name="P22">2/8 土曜日</text:p>
          </table:table-cell>
        </table:table-row>
        <table:table-row>
          <table:table-cell table:style-name="表25.A2" office:value-type="string">
            <text:p text:style-name="Table_20_Contents">2</text:p>
          </table:table-cell>
          <table:table-cell table:style-name="表25.A2" office:value-type="string">
            <text:p text:style-name="Table_20_Contents">発注者</text:p>
          </table:table-cell>
          <table:table-cell table:style-name="表25.C2" office:value-type="string">
            <text:p text:style-name="P22">ホクシン設備</text:p>
          </table:table-cell>
        </table:table-row>
        <table:table-row>
          <table:table-cell table:style-name="表25.A2" office:value-type="string">
            <text:p text:style-name="Table_20_Contents">3</text:p>
          </table:table-cell>
          <table:table-cell table:style-name="表25.A2" office:value-type="string">
            <text:p text:style-name="Table_20_Contents">工事件名</text:p>
          </table:table-cell>
          <table:table-cell table:style-name="表25.C2" office:value-type="string">
            <text:p text:style-name="P22">新高円寺プロジェクト</text:p>
          </table:table-cell>
        </table:table-row>
        <table:table-row>
          <table:table-cell table:style-name="表25.A2" office:value-type="string">
            <text:p text:style-name="Table_20_Contents">4</text:p>
          </table:table-cell>
          <table:table-cell table:style-name="表25.A2" office:value-type="string">
            <text:p text:style-name="Table_20_Contents">人数</text:p>
          </table:table-cell>
          <table:table-cell table:style-name="表25.C2" office:value-type="string">
            <text:p text:style-name="P22">１名</text:p>
          </table:table-cell>
        </table:table-row>
        <table:table-row>
          <table:table-cell table:style-name="表25.A2" office:value-type="string">
            <text:p text:style-name="Table_20_Contents">5</text:p>
          </table:table-cell>
          <table:table-cell table:style-name="表25.A2" office:value-type="string">
            <text:p text:style-name="Table_20_Contents">作業時間</text:p>
          </table:table-cell>
          <table:table-cell table:style-name="表25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25.A2" office:value-type="string">
            <text:p text:style-name="Table_20_Contents">6</text:p>
          </table:table-cell>
          <table:table-cell table:style-name="表25.A2" office:value-type="string">
            <text:p text:style-name="Table_20_Contents">備考</text:p>
          </table:table-cell>
          <table:table-cell table:style-name="表25.C2" office:value-type="string">
            <text:p text:style-name="P22"/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2.8.土</text:p>
      <text:p text:style-name="P5"/>
      <text:p text:style-name="P5"/>
      <text:p text:style-name="P16"/>
      <text:p text:style-name="P5"/>
      <text:p text:style-name="P2">-------------------------------------------------------- [<text:span text:style-name="T17">20200217_140326</text:span>]</text:p>
      <text:p text:style-name="P6">お疲れさまです。</text:p>
      <text:p text:style-name="P6"><text:soft-page-break/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Table_20_Contents">1</text:p>
          </table:table-cell>
          <table:table-cell table:style-name="表26.A1" office:value-type="string">
            <text:p text:style-name="Table_20_Contents">作業日</text:p>
          </table:table-cell>
          <table:table-cell table:style-name="表26.C1" office:value-type="string">
            <text:p text:style-name="P22">2/15 土曜日</text:p>
          </table:table-cell>
        </table:table-row>
        <table:table-row>
          <table:table-cell table:style-name="表26.A2" office:value-type="string">
            <text:p text:style-name="Table_20_Contents">2</text:p>
          </table:table-cell>
          <table:table-cell table:style-name="表26.A2" office:value-type="string">
            <text:p text:style-name="Table_20_Contents">発注者</text:p>
          </table:table-cell>
          <table:table-cell table:style-name="表26.C2" office:value-type="string">
            <text:p text:style-name="P22">テクノキャリア（扶桑電気）</text:p>
          </table:table-cell>
        </table:table-row>
        <table:table-row>
          <table:table-cell table:style-name="表26.A2" office:value-type="string">
            <text:p text:style-name="Table_20_Contents">3</text:p>
          </table:table-cell>
          <table:table-cell table:style-name="表26.A2" office:value-type="string">
            <text:p text:style-name="Table_20_Contents">工事件名</text:p>
          </table:table-cell>
          <table:table-cell table:style-name="表26.C2" office:value-type="string">
            <text:p text:style-name="P22">こぶしえん新築工事</text:p>
          </table:table-cell>
        </table:table-row>
        <table:table-row>
          <table:table-cell table:style-name="表26.A2" office:value-type="string">
            <text:p text:style-name="Table_20_Contents">4</text:p>
          </table:table-cell>
          <table:table-cell table:style-name="表26.A2" office:value-type="string">
            <text:p text:style-name="Table_20_Contents">人数</text:p>
          </table:table-cell>
          <table:table-cell table:style-name="表26.C2" office:value-type="string">
            <text:p text:style-name="P22">１名</text:p>
          </table:table-cell>
        </table:table-row>
        <table:table-row>
          <table:table-cell table:style-name="表26.A2" office:value-type="string">
            <text:p text:style-name="Table_20_Contents">5</text:p>
          </table:table-cell>
          <table:table-cell table:style-name="表26.A2" office:value-type="string">
            <text:p text:style-name="Table_20_Contents">作業時間</text:p>
          </table:table-cell>
          <table:table-cell table:style-name="表26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26.A2" office:value-type="string">
            <text:p text:style-name="Table_20_Contents">6</text:p>
          </table:table-cell>
          <table:table-cell table:style-name="表26.A2" office:value-type="string">
            <text:p text:style-name="Table_20_Contents">備考</text:p>
          </table:table-cell>
          <table:table-cell table:style-name="表26.C2" office:value-type="string">
            <text:p text:style-name="P22"/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2.15.土</text:p>
      <text:p text:style-name="P5">[//]</text:p>
      <text:p text:style-name="P5"/>
      <text:p text:style-name="P16"/>
      <text:p text:style-name="P2">-------------------------------------------------------- [20200224_130639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Table_20_Contents">1</text:p>
          </table:table-cell>
          <table:table-cell table:style-name="表27.A1" office:value-type="string">
            <text:p text:style-name="Table_20_Contents">作業日</text:p>
          </table:table-cell>
          <table:table-cell table:style-name="表27.C1" office:value-type="string">
            <text:p text:style-name="P22">2/22 土曜日</text:p>
          </table:table-cell>
        </table:table-row>
        <table:table-row>
          <table:table-cell table:style-name="表27.A2" office:value-type="string">
            <text:p text:style-name="Table_20_Contents">2</text:p>
          </table:table-cell>
          <table:table-cell table:style-name="表27.A2" office:value-type="string">
            <text:p text:style-name="Table_20_Contents">発注者</text:p>
          </table:table-cell>
          <table:table-cell table:style-name="表27.C2" office:value-type="string">
            <text:p text:style-name="P22">テクノキャリア（扶桑電気）</text:p>
          </table:table-cell>
        </table:table-row>
        <table:table-row>
          <table:table-cell table:style-name="表27.A2" office:value-type="string">
            <text:p text:style-name="Table_20_Contents">3</text:p>
          </table:table-cell>
          <table:table-cell table:style-name="表27.A2" office:value-type="string">
            <text:p text:style-name="Table_20_Contents">工事件名</text:p>
          </table:table-cell>
          <table:table-cell table:style-name="表27.C2" office:value-type="string">
            <text:p text:style-name="P22">こぶしえん新築工事</text:p>
          </table:table-cell>
        </table:table-row>
        <text:soft-page-break/>
        <table:table-row>
          <table:table-cell table:style-name="表27.A2" office:value-type="string">
            <text:p text:style-name="Table_20_Contents">4</text:p>
          </table:table-cell>
          <table:table-cell table:style-name="表27.A2" office:value-type="string">
            <text:p text:style-name="Table_20_Contents">人数</text:p>
          </table:table-cell>
          <table:table-cell table:style-name="表27.C2" office:value-type="string">
            <text:p text:style-name="P22">１名</text:p>
          </table:table-cell>
        </table:table-row>
        <table:table-row>
          <table:table-cell table:style-name="表27.A2" office:value-type="string">
            <text:p text:style-name="Table_20_Contents">5</text:p>
          </table:table-cell>
          <table:table-cell table:style-name="表27.A2" office:value-type="string">
            <text:p text:style-name="Table_20_Contents">作業時間</text:p>
          </table:table-cell>
          <table:table-cell table:style-name="表27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27.A2" office:value-type="string">
            <text:p text:style-name="Table_20_Contents">6</text:p>
          </table:table-cell>
          <table:table-cell table:style-name="表27.A2" office:value-type="string">
            <text:p text:style-name="Table_20_Contents">備考</text:p>
          </table:table-cell>
          <table:table-cell table:style-name="表27.C2" office:value-type="string">
            <text:p text:style-name="P22"/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2.22.土</text:p>
      <text:p text:style-name="P5">[//]</text:p>
      <text:p text:style-name="P5"/>
      <text:p text:style-name="P16"/>
      <text:p text:style-name="P2">-------------------------------------------------------- [20200301_171215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string">
            <text:p text:style-name="Table_20_Contents">1</text:p>
          </table:table-cell>
          <table:table-cell table:style-name="表28.A1" office:value-type="string">
            <text:p text:style-name="Table_20_Contents">作業日</text:p>
          </table:table-cell>
          <table:table-cell table:style-name="表28.C1" office:value-type="string">
            <text:p text:style-name="P22">2/29 土曜日</text:p>
          </table:table-cell>
        </table:table-row>
        <table:table-row>
          <table:table-cell table:style-name="表28.A2" office:value-type="string">
            <text:p text:style-name="Table_20_Contents">2</text:p>
          </table:table-cell>
          <table:table-cell table:style-name="表28.A2" office:value-type="string">
            <text:p text:style-name="Table_20_Contents">発注者</text:p>
          </table:table-cell>
          <table:table-cell table:style-name="表28.C2" office:value-type="string">
            <text:p text:style-name="P22">金子工業所（大和ハウス）</text:p>
          </table:table-cell>
        </table:table-row>
        <table:table-row>
          <table:table-cell table:style-name="表28.A2" office:value-type="string">
            <text:p text:style-name="Table_20_Contents">3</text:p>
          </table:table-cell>
          <table:table-cell table:style-name="表28.A2" office:value-type="string">
            <text:p text:style-name="Table_20_Contents">工事件名</text:p>
          </table:table-cell>
          <table:table-cell table:style-name="表28.C2" office:value-type="string">
            <text:p text:style-name="P22">愛知屋様伊勢佐木町プロジェクト</text:p>
          </table:table-cell>
        </table:table-row>
        <table:table-row>
          <table:table-cell table:style-name="表28.A2" office:value-type="string">
            <text:p text:style-name="Table_20_Contents">4</text:p>
          </table:table-cell>
          <table:table-cell table:style-name="表28.A2" office:value-type="string">
            <text:p text:style-name="Table_20_Contents">人数</text:p>
          </table:table-cell>
          <table:table-cell table:style-name="表28.C2" office:value-type="string">
            <text:p text:style-name="P22">１名</text:p>
          </table:table-cell>
        </table:table-row>
        <table:table-row>
          <table:table-cell table:style-name="表28.A2" office:value-type="string">
            <text:p text:style-name="Table_20_Contents">5</text:p>
          </table:table-cell>
          <table:table-cell table:style-name="表28.A2" office:value-type="string">
            <text:p text:style-name="Table_20_Contents">作業時間</text:p>
          </table:table-cell>
          <table:table-cell table:style-name="表28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28.A2" office:value-type="string">
            <text:p text:style-name="Table_20_Contents">6</text:p>
          </table:table-cell>
          <table:table-cell table:style-name="表28.A2" office:value-type="string">
            <text:p text:style-name="Table_20_Contents">備考</text:p>
          </table:table-cell>
          <table:table-cell table:style-name="表28.C2" office:value-type="string">
            <text:p text:style-name="P22"/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2.29.土</text:p>
      <text:p text:style-name="P5">[//]</text:p>
      <text:p text:style-name="P5"/>
      <text:p text:style-name="P16"/>
      <text:p text:style-name="P5"/>
      <text:p text:style-name="P2">-------------------------------------------------------- [20200307_130811]</text:p>
      <text:p text:style-name="P6"><text:soft-page-break/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string">
            <text:p text:style-name="Table_20_Contents">1</text:p>
          </table:table-cell>
          <table:table-cell table:style-name="表30.A1" office:value-type="string">
            <text:p text:style-name="Table_20_Contents">作業日</text:p>
          </table:table-cell>
          <table:table-cell table:style-name="表30.C1" office:value-type="string">
            <text:p text:style-name="P22">3/6 金曜日</text:p>
          </table:table-cell>
        </table:table-row>
        <table:table-row>
          <table:table-cell table:style-name="表30.A2" office:value-type="string">
            <text:p text:style-name="Table_20_Contents">2</text:p>
          </table:table-cell>
          <table:table-cell table:style-name="表30.A2" office:value-type="string">
            <text:p text:style-name="Table_20_Contents">発注者</text:p>
          </table:table-cell>
          <table:table-cell table:style-name="表30.C2" office:value-type="string">
            <text:p text:style-name="P22">MK設備設計</text:p>
          </table:table-cell>
        </table:table-row>
        <table:table-row>
          <table:table-cell table:style-name="表30.A2" office:value-type="string">
            <text:p text:style-name="Table_20_Contents">3</text:p>
          </table:table-cell>
          <table:table-cell table:style-name="表30.A2" office:value-type="string">
            <text:p text:style-name="Table_20_Contents">工事件名</text:p>
          </table:table-cell>
          <table:table-cell table:style-name="表30.C2" office:value-type="string">
            <text:p text:style-name="P22">東中野５丁目計画</text:p>
          </table:table-cell>
        </table:table-row>
        <table:table-row>
          <table:table-cell table:style-name="表30.A2" office:value-type="string">
            <text:p text:style-name="Table_20_Contents">4</text:p>
          </table:table-cell>
          <table:table-cell table:style-name="表30.A2" office:value-type="string">
            <text:p text:style-name="Table_20_Contents">人数</text:p>
          </table:table-cell>
          <table:table-cell table:style-name="表30.C2" office:value-type="string">
            <text:p text:style-name="P22">１名</text:p>
          </table:table-cell>
        </table:table-row>
        <table:table-row>
          <table:table-cell table:style-name="表30.A2" office:value-type="string">
            <text:p text:style-name="Table_20_Contents">5</text:p>
          </table:table-cell>
          <table:table-cell table:style-name="表30.A2" office:value-type="string">
            <text:p text:style-name="Table_20_Contents">作業時間</text:p>
          </table:table-cell>
          <table:table-cell table:style-name="表30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30.A2" office:value-type="string">
            <text:p text:style-name="Table_20_Contents">6</text:p>
          </table:table-cell>
          <table:table-cell table:style-name="表30.A2" office:value-type="string">
            <text:p text:style-name="Table_20_Contents">備考</text:p>
          </table:table-cell>
          <table:table-cell table:style-name="表30.C2" office:value-type="string">
            <text:p text:style-name="P22"/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3.6.金</text:p>
      <text:p text:style-name="P5">[//]</text:p>
      <text:p text:style-name="P5"/>
      <text:p text:style-name="P16"/>
      <text:p text:style-name="P5"/>
      <text:p text:style-name="P2">-------------------------------------------------------- [20200314_160437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Table_20_Contents">1</text:p>
          </table:table-cell>
          <table:table-cell table:style-name="表31.A1" office:value-type="string">
            <text:p text:style-name="Table_20_Contents">作業日</text:p>
          </table:table-cell>
          <table:table-cell table:style-name="表31.C1" office:value-type="string">
            <text:p text:style-name="P22">3/13 金曜日</text:p>
          </table:table-cell>
        </table:table-row>
        <text:soft-page-break/>
        <table:table-row>
          <table:table-cell table:style-name="表31.A2" office:value-type="string">
            <text:p text:style-name="Table_20_Contents">2</text:p>
          </table:table-cell>
          <table:table-cell table:style-name="表31.A2" office:value-type="string">
            <text:p text:style-name="Table_20_Contents">発注者</text:p>
          </table:table-cell>
          <table:table-cell table:style-name="表31.C2" office:value-type="string">
            <text:p text:style-name="P22">アイ・エンジニアリング（川村工営）</text:p>
          </table:table-cell>
        </table:table-row>
        <table:table-row>
          <table:table-cell table:style-name="表31.A2" office:value-type="string">
            <text:p text:style-name="Table_20_Contents">3</text:p>
          </table:table-cell>
          <table:table-cell table:style-name="表31.A2" office:value-type="string">
            <text:p text:style-name="Table_20_Contents">工事件名</text:p>
          </table:table-cell>
          <table:table-cell table:style-name="表31.C2" office:value-type="string">
            <text:p text:style-name="P22">藤沢市辻堂新町計画</text:p>
          </table:table-cell>
        </table:table-row>
        <table:table-row>
          <table:table-cell table:style-name="表31.A2" office:value-type="string">
            <text:p text:style-name="Table_20_Contents">4</text:p>
          </table:table-cell>
          <table:table-cell table:style-name="表31.A2" office:value-type="string">
            <text:p text:style-name="Table_20_Contents">人数</text:p>
          </table:table-cell>
          <table:table-cell table:style-name="表31.C2" office:value-type="string">
            <text:p text:style-name="P22">１名</text:p>
          </table:table-cell>
        </table:table-row>
        <table:table-row>
          <table:table-cell table:style-name="表31.A2" office:value-type="string">
            <text:p text:style-name="Table_20_Contents">5</text:p>
          </table:table-cell>
          <table:table-cell table:style-name="表31.A2" office:value-type="string">
            <text:p text:style-name="Table_20_Contents">作業時間</text:p>
          </table:table-cell>
          <table:table-cell table:style-name="表31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31.A2" office:value-type="string">
            <text:p text:style-name="Table_20_Contents">6</text:p>
          </table:table-cell>
          <table:table-cell table:style-name="表31.A2" office:value-type="string">
            <text:p text:style-name="Table_20_Contents">備考</text:p>
          </table:table-cell>
          <table:table-cell table:style-name="表31.C2" office:value-type="string">
            <text:p text:style-name="P22"/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3.13.金</text:p>
      <text:p text:style-name="P5">[//]</text:p>
      <text:p text:style-name="P5"/>
      <text:p text:style-name="P16"/>
      <text:p text:style-name="P2"/>
      <text:p text:style-name="P2">-------------------------------------------------------- [20200322_155745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string">
            <text:p text:style-name="Table_20_Contents">1</text:p>
          </table:table-cell>
          <table:table-cell table:style-name="表32.A1" office:value-type="string">
            <text:p text:style-name="Table_20_Contents">作業日</text:p>
          </table:table-cell>
          <table:table-cell table:style-name="表32.C1" office:value-type="string">
            <text:p text:style-name="P22">3/21 土曜日</text:p>
          </table:table-cell>
        </table:table-row>
        <table:table-row>
          <table:table-cell table:style-name="表32.A2" office:value-type="string">
            <text:p text:style-name="Table_20_Contents">2</text:p>
          </table:table-cell>
          <table:table-cell table:style-name="表32.A2" office:value-type="string">
            <text:p text:style-name="Table_20_Contents">発注者</text:p>
          </table:table-cell>
          <table:table-cell table:style-name="表32.C2" office:value-type="string">
            <text:p text:style-name="P22">八千代電気</text:p>
          </table:table-cell>
        </table:table-row>
        <table:table-row>
          <table:table-cell table:style-name="表32.A2" office:value-type="string">
            <text:p text:style-name="Table_20_Contents">3</text:p>
          </table:table-cell>
          <table:table-cell table:style-name="表32.A2" office:value-type="string">
            <text:p text:style-name="Table_20_Contents">工事件名</text:p>
          </table:table-cell>
          <table:table-cell table:style-name="表32.C2" office:value-type="string">
            <text:p text:style-name="P22">アーデル平塚新築工事</text:p>
          </table:table-cell>
        </table:table-row>
        <table:table-row>
          <table:table-cell table:style-name="表32.A2" office:value-type="string">
            <text:p text:style-name="Table_20_Contents">4</text:p>
          </table:table-cell>
          <table:table-cell table:style-name="表32.A2" office:value-type="string">
            <text:p text:style-name="Table_20_Contents">人数</text:p>
          </table:table-cell>
          <table:table-cell table:style-name="表32.C2" office:value-type="string">
            <text:p text:style-name="P22">２名</text:p>
          </table:table-cell>
        </table:table-row>
        <table:table-row>
          <table:table-cell table:style-name="表32.A2" office:value-type="string">
            <text:p text:style-name="Table_20_Contents">5</text:p>
          </table:table-cell>
          <table:table-cell table:style-name="表32.A2" office:value-type="string">
            <text:p text:style-name="Table_20_Contents">作業時間</text:p>
          </table:table-cell>
          <table:table-cell table:style-name="表32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32.A2" office:value-type="string">
            <text:p text:style-name="Table_20_Contents">6</text:p>
          </table:table-cell>
          <table:table-cell table:style-name="表32.A2" office:value-type="string">
            <text:p text:style-name="Table_20_Contents">備考</text:p>
          </table:table-cell>
          <table:table-cell table:style-name="表32.C2" office:value-type="string">
            <text:p text:style-name="P22">日報は、中根さん（藤沢）がサインをもらってくれました。</text:p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3.21.土</text:p>
      <text:p text:style-name="P5">[//]</text:p>
      <text:p text:style-name="P5"/>
      <text:p text:style-name="P16"><text:soft-page-break/></text:p>
      <text:p text:style-name="P5"/>
      <text:p text:style-name="P2">-------------------------------------------------------- [20200329_165550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string">
            <text:p text:style-name="Table_20_Contents">1</text:p>
          </table:table-cell>
          <table:table-cell table:style-name="表33.A1" office:value-type="string">
            <text:p text:style-name="Table_20_Contents">作業日</text:p>
          </table:table-cell>
          <table:table-cell table:style-name="表33.C1" office:value-type="string">
            <text:p text:style-name="P22">3/28 土曜日</text:p>
          </table:table-cell>
        </table:table-row>
        <table:table-row>
          <table:table-cell table:style-name="表33.A2" office:value-type="string">
            <text:p text:style-name="Table_20_Contents">2</text:p>
          </table:table-cell>
          <table:table-cell table:style-name="表33.A2" office:value-type="string">
            <text:p text:style-name="Table_20_Contents">発注者</text:p>
          </table:table-cell>
          <table:table-cell table:style-name="表33.C2" office:value-type="string">
            <text:p text:style-name="P22">佐藤工業（古里建設工業）</text:p>
          </table:table-cell>
        </table:table-row>
        <table:table-row>
          <table:table-cell table:style-name="表33.A2" office:value-type="string">
            <text:p text:style-name="Table_20_Contents">3</text:p>
          </table:table-cell>
          <table:table-cell table:style-name="表33.A2" office:value-type="string">
            <text:p text:style-name="Table_20_Contents">工事件名</text:p>
          </table:table-cell>
          <table:table-cell table:style-name="表33.C2" office:value-type="string">
            <text:p text:style-name="P22">豊島区高田１丁目計画</text:p>
          </table:table-cell>
        </table:table-row>
        <table:table-row>
          <table:table-cell table:style-name="表33.A2" office:value-type="string">
            <text:p text:style-name="Table_20_Contents">4</text:p>
          </table:table-cell>
          <table:table-cell table:style-name="表33.A2" office:value-type="string">
            <text:p text:style-name="Table_20_Contents">人数</text:p>
          </table:table-cell>
          <table:table-cell table:style-name="表33.C2" office:value-type="string">
            <text:p text:style-name="P22">１名</text:p>
          </table:table-cell>
        </table:table-row>
        <table:table-row>
          <table:table-cell table:style-name="表33.A2" office:value-type="string">
            <text:p text:style-name="Table_20_Contents">5</text:p>
          </table:table-cell>
          <table:table-cell table:style-name="表33.A2" office:value-type="string">
            <text:p text:style-name="Table_20_Contents">作業時間</text:p>
          </table:table-cell>
          <table:table-cell table:style-name="表33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33.A2" office:value-type="string">
            <text:p text:style-name="Table_20_Contents">6</text:p>
          </table:table-cell>
          <table:table-cell table:style-name="表33.A2" office:value-type="string">
            <text:p text:style-name="Table_20_Contents">備考</text:p>
          </table:table-cell>
          <table:table-cell table:style-name="表33.C2" office:value-type="string">
            <text:p text:style-name="P22"/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3.28.土</text:p>
      <text:p text:style-name="P5">[//]</text:p>
      <text:p text:style-name="P5"/>
      <text:p text:style-name="P16"/>
      <text:p text:style-name="P5"/>
      <text:p text:style-name="P2">-------------------------------------------------------- [20200404_081535]</text:p>
      <text:p text:style-name="P10">お疲れさまです。</text:p>
      <text:p text:style-name="P12">書類他、提出します。</text:p>
      <text:p text:style-name="P10">よろしくお願いします。</text:p>
      <text:p text:style-name="P35"/>
      <text:p text:style-name="P10">岩淵</text:p>
      <text:p text:style-name="P35"/>
      <text:p text:style-name="P18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<text:soft-page-break/>①<text:span text:style-name="T17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28">1</text:p>
          </table:table-cell>
          <table:table-cell table:style-name="表34.A1" office:value-type="string">
            <text:p text:style-name="P28">作業日</text:p>
          </table:table-cell>
          <table:table-cell table:style-name="表34.C1" office:value-type="string">
            <text:p text:style-name="P30">4/2 木曜日</text:p>
          </table:table-cell>
        </table:table-row>
        <table:table-row>
          <table:table-cell table:style-name="表34.A2" office:value-type="string">
            <text:p text:style-name="P28">2</text:p>
          </table:table-cell>
          <table:table-cell table:style-name="表34.A2" office:value-type="string">
            <text:p text:style-name="P28">発注者</text:p>
          </table:table-cell>
          <table:table-cell table:style-name="表34.C2" office:value-type="string">
            <text:p text:style-name="P30">テクノキャリア（扶桑電気）</text:p>
          </table:table-cell>
        </table:table-row>
        <table:table-row>
          <table:table-cell table:style-name="表34.A2" office:value-type="string">
            <text:p text:style-name="P28">3</text:p>
          </table:table-cell>
          <table:table-cell table:style-name="表34.A2" office:value-type="string">
            <text:p text:style-name="P28">工事件名</text:p>
          </table:table-cell>
          <table:table-cell table:style-name="表34.C2" office:value-type="string">
            <text:p text:style-name="P30">こぶしえん新築工事</text:p>
          </table:table-cell>
        </table:table-row>
        <table:table-row>
          <table:table-cell table:style-name="表34.A2" office:value-type="string">
            <text:p text:style-name="P28">4</text:p>
          </table:table-cell>
          <table:table-cell table:style-name="表34.A2" office:value-type="string">
            <text:p text:style-name="P28">作業時間</text:p>
          </table:table-cell>
          <table:table-cell table:style-name="表34.C2" office:value-type="string">
            <text:p text:style-name="P30">８：００－１７：００</text:p>
            <text:p text:style-name="P30">（定時）</text:p>
          </table:table-cell>
        </table:table-row>
        <table:table-row>
          <table:table-cell table:style-name="表34.A2" office:value-type="string">
            <text:p text:style-name="P28">5</text:p>
          </table:table-cell>
          <table:table-cell table:style-name="表34.A2" office:value-type="string">
            <text:p text:style-name="P28">備考</text:p>
          </table:table-cell>
          <table:table-cell table:style-name="表34.C2" office:value-type="string">
            <text:p text:style-name="P30">-</text:p>
          </table:table-cell>
        </table:table-row>
      </table:table>
      <text:p text:style-name="P32"/>
      <text:p text:style-name="P32">② <text:span text:style-name="T20">作業希望日 （週１日　金、または、土）</text:span></text:p>
      <text:list xml:id="list3823926654612626444" text:style-name="L2">
        <text:list-item>
          <text:p text:style-name="P41"><text:span text:style-name="T6">作業希望週　2020</text:span><text:span text:style-name="T7">.4.6(</text:span><text:span text:style-name="T6">月</text:span><text:span text:style-name="T7">) ~ 2020.4.12(</text:span><text:span text:style-name="T6">日</text:span><text:span text:style-name="T7">)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29">4/10（金）</text:p>
          </table:table-cell>
          <table:table-cell table:style-name="表35.B1" office:value-type="string">
            <text:p text:style-name="P29">4/11（土）</text:p>
          </table:table-cell>
        </table:table-row>
        <table:table-row>
          <table:table-cell table:style-name="表35.A2" office:value-type="string">
            <text:p text:style-name="P27">○</text:p>
          </table:table-cell>
          <table:table-cell table:style-name="表35.B2" office:value-type="string">
            <text:p text:style-name="P27">○</text:p>
          </table:table-cell>
        </table:table-row>
      </table:table>
      <text:p text:style-name="P35"/>
      <text:p text:style-name="P32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25">期間</text:p>
          </table:table-cell>
          <table:table-cell table:style-name="表37.B1" office:value-type="string">
            <text:p text:style-name="P26"><text:s text:c="2"/>2020.3.30(月) ~ 2020.4.5(日)</text:p>
          </table:table-cell>
        </table:table-row>
        <table:table-row>
          <table:table-cell table:style-name="表37.A2" office:value-type="string">
            <text:p text:style-name="P23">合計</text:p>
          </table:table-cell>
          <table:table-cell table:style-name="表37.B2" office:value-type="string">
            <text:p text:style-name="P24"><text:s/>￥440 円</text:p>
          </table:table-cell>
        </table:table-row>
      </table:table>
      <text:p text:style-name="P38"/>
      <text:p text:style-name="P13">---------------------</text:p>
      <text:p text:style-name="P14">【作業員　岩淵謙 / 日報連絡、他】 2020.3.30(月) ~ 2020.4.5(日)</text:p>
      <text:p text:style-name="P13">[//]</text:p>
      <text:p text:style-name="P5"/>
      <text:p text:style-name="P16"/>
      <text:p text:style-name="P5"/>
      <text:p text:style-name="P2">-------------------------------------------------------- [XXX]</text:p>
      <text:p text:style-name="P10">お疲れさまです。</text:p>
      <text:p text:style-name="P12"><text:span text:style-name="T22">作業希望日を</text:span>提出します。</text:p>
      <text:p text:style-name="P10">よろしくお願いします。</text:p>
      <text:p text:style-name="P36">（みなさん元気ですか）</text:p>
      <text:p text:style-name="P35"/>
      <text:p text:style-name="P10">岩淵</text:p>
      <text:p text:style-name="P35"/>
      <text:p text:style-name="P18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33"><text:span text:style-name="T17">② </text:span><text:span text:style-name="T21">作業希望日 （週１日　金、または、土）</text:span></text:p>
      <text:p text:style-name="P17"><text:span text:style-name="T8">　作業希望週　2020</text:span><text:span text:style-name="T9">.4.13(</text:span><text:span text:style-name="T8">月</text:span><text:span text:style-name="T9">) ~ 2020.4.19(</text:span><text:span text:style-name="T8">日</text:span><text:span text:style-name="T9">)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29">4/17（金）</text:p>
          </table:table-cell>
          <table:table-cell table:style-name="表41.B1" office:value-type="string">
            <text:p text:style-name="P29">4/18（土）</text:p>
          </table:table-cell>
        </table:table-row>
        <text:soft-page-break/>
        <table:table-row>
          <table:table-cell table:style-name="表41.A2" office:value-type="string">
            <text:p text:style-name="P27">○</text:p>
          </table:table-cell>
          <table:table-cell table:style-name="表41.B2" office:value-type="string">
            <text:p text:style-name="P27">○</text:p>
          </table:table-cell>
        </table:table-row>
      </table:table>
      <text:p text:style-name="P34"/>
      <text:p text:style-name="P13">---------------------</text:p>
      <text:p text:style-name="P14">【作業員　岩淵謙 / <text:span text:style-name="T23">作業希望日</text:span>】 2020<text:span text:style-name="T24">.4.13(</text:span>月<text:span text:style-name="T24">) ~ 2020.4.19(</text:span>日<text:span text:style-name="T24">)</text:span></text:p>
      <text:p text:style-name="P13">[//]</text:p>
      <text:p text:style-name="P5"/>
      <text:p text:style-name="P16">@@@</text:p>
      <text:p text:style-name="P5"/>
      <text:p text:style-name="P5"/>
      <text:p text:style-name="P2">-------------------------------------------------------- [20200425_174954]</text:p>
      <text:p text:style-name="P10">お疲れさまです。</text:p>
      <text:p text:style-name="P12">書類他、提出します。</text:p>
      <text:p text:style-name="P10">よろしくお願いします。</text:p>
      <text:p text:style-name="P35"/>
      <text:p text:style-name="P10">岩淵</text:p>
      <text:p text:style-name="P35"/>
      <text:p text:style-name="P18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28">1</text:p>
          </table:table-cell>
          <table:table-cell table:style-name="表40.A1" office:value-type="string">
            <text:p text:style-name="P28">作業日</text:p>
          </table:table-cell>
          <table:table-cell table:style-name="表40.C1" office:value-type="string">
            <text:p text:style-name="P30">4/24 金曜日</text:p>
          </table:table-cell>
        </table:table-row>
        <table:table-row>
          <table:table-cell table:style-name="表40.A2" office:value-type="string">
            <text:p text:style-name="P28">2</text:p>
          </table:table-cell>
          <table:table-cell table:style-name="表40.A2" office:value-type="string">
            <text:p text:style-name="P28">発注者</text:p>
          </table:table-cell>
          <table:table-cell table:style-name="表40.C2" office:value-type="string">
            <text:p text:style-name="P30">ホクシン設備</text:p>
          </table:table-cell>
        </table:table-row>
        <table:table-row>
          <table:table-cell table:style-name="表40.A2" office:value-type="string">
            <text:p text:style-name="P28">3</text:p>
          </table:table-cell>
          <table:table-cell table:style-name="表40.A2" office:value-type="string">
            <text:p text:style-name="P28">工事件名</text:p>
          </table:table-cell>
          <table:table-cell table:style-name="表40.C2" office:value-type="string">
            <text:p text:style-name="P30">新高円寺プロジェクト</text:p>
          </table:table-cell>
        </table:table-row>
        <table:table-row>
          <table:table-cell table:style-name="表40.A2" office:value-type="string">
            <text:p text:style-name="P28">4</text:p>
          </table:table-cell>
          <table:table-cell table:style-name="表40.A2" office:value-type="string">
            <text:p text:style-name="P28">作業時間</text:p>
          </table:table-cell>
          <table:table-cell table:style-name="表40.C2" office:value-type="string">
            <text:p text:style-name="P30">８：００－１７：００</text:p>
            <text:p text:style-name="P30">（定時）</text:p>
          </table:table-cell>
        </table:table-row>
        <table:table-row>
          <table:table-cell table:style-name="表40.A2" office:value-type="string">
            <text:p text:style-name="P28">5</text:p>
          </table:table-cell>
          <table:table-cell table:style-name="表40.A2" office:value-type="string">
            <text:p text:style-name="P28">備考</text:p>
          </table:table-cell>
          <table:table-cell table:style-name="表40.C2" office:value-type="string">
            <text:p text:style-name="P30">-</text:p>
          </table:table-cell>
        </table:table-row>
      </table:table>
      <text:p text:style-name="P32"/>
      <text:p text:style-name="P32">② <text:span text:style-name="T20">作業希望日 （週１日　金、または、土）</text:span></text:p>
      <text:p text:style-name="P17"><text:span text:style-name="T8">　作業希望週　2020</text:span><text:span text:style-name="T9">.4.27(</text:span><text:span text:style-name="T8">月</text:span><text:span text:style-name="T9">) ~ 2020.5.3(</text:span><text:span text:style-name="T8">日</text:span><text:span text:style-name="T9">)</text:span>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29">4/30（金）</text:p>
          </table:table-cell>
          <table:table-cell table:style-name="表42.B1" office:value-type="string">
            <text:p text:style-name="P29">5/1（土）</text:p>
          </table:table-cell>
        </table:table-row>
        <table:table-row>
          <table:table-cell table:style-name="表42.A2" office:value-type="string">
            <text:p text:style-name="P27">○</text:p>
          </table:table-cell>
          <table:table-cell table:style-name="表42.B2" office:value-type="string">
            <text:p text:style-name="P27">○</text:p>
          </table:table-cell>
        </table:table-row>
      </table:table>
      <text:p text:style-name="P35"/>
      <text:p text:style-name="P32">③ 交通費申請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5">期間</text:p>
          </table:table-cell>
          <table:table-cell table:style-name="表43.B1" office:value-type="string">
            <text:p text:style-name="P26"><text:s text:c="2"/>2020.4.20(月) ~ 2020.4.26(日)</text:p>
          </table:table-cell>
        </table:table-row>
        <table:table-row>
          <table:table-cell table:style-name="表43.A2" office:value-type="string">
            <text:p text:style-name="P23">合計</text:p>
          </table:table-cell>
          <table:table-cell table:style-name="表43.B2" office:value-type="string">
            <text:p text:style-name="P24"><text:s/>￥838 円</text:p>
          </table:table-cell>
        </table:table-row>
      </table:table>
      <text:p text:style-name="P38"/>
      <text:p text:style-name="P13">---------------------</text:p>
      <text:p text:style-name="P14">【作業員　岩淵謙 / 日報連絡、他】 2020.4.20(月) ~ 2020.4.26(日)</text:p>
      <text:p text:style-name="P13"><text:soft-page-break/>[//]</text:p>
      <text:p text:style-name="P5"/>
      <text:p text:style-name="P5"/>
      <text:p text:style-name="P5"/>
      <text:p text:style-name="P5">------------------------------------------- [TEMPLATE] 20200404_082959</text:p>
      <text:p text:style-name="P2">-------------------------------------------------------- [XXX]</text:p>
      <text:p text:style-name="P10">お疲れさまです。</text:p>
      <text:p text:style-name="P12">書類他、提出します。</text:p>
      <text:p text:style-name="P10">よろしくお願いします。</text:p>
      <text:p text:style-name="P35"/>
      <text:p text:style-name="P10">岩淵</text:p>
      <text:p text:style-name="P35"/>
      <text:p text:style-name="P18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8">1</text:p>
          </table:table-cell>
          <table:table-cell table:style-name="表36.A1" office:value-type="string">
            <text:p text:style-name="P28">作業日</text:p>
          </table:table-cell>
          <table:table-cell table:style-name="表36.C1" office:value-type="string">
            <text:p text:style-name="P30">4/XX XX曜日</text:p>
          </table:table-cell>
        </table:table-row>
        <table:table-row>
          <table:table-cell table:style-name="表36.A2" office:value-type="string">
            <text:p text:style-name="P28">2</text:p>
          </table:table-cell>
          <table:table-cell table:style-name="表36.A2" office:value-type="string">
            <text:p text:style-name="P28">発注者</text:p>
          </table:table-cell>
          <table:table-cell table:style-name="表36.C2" office:value-type="string">
            <text:p text:style-name="P30">XXX（XXX）</text:p>
          </table:table-cell>
        </table:table-row>
        <table:table-row>
          <table:table-cell table:style-name="表36.A2" office:value-type="string">
            <text:p text:style-name="P28">3</text:p>
          </table:table-cell>
          <table:table-cell table:style-name="表36.A2" office:value-type="string">
            <text:p text:style-name="P28">工事件名</text:p>
          </table:table-cell>
          <table:table-cell table:style-name="表36.C2" office:value-type="string">
            <text:p text:style-name="P30">XXX</text:p>
          </table:table-cell>
        </table:table-row>
        <table:table-row>
          <table:table-cell table:style-name="表36.A2" office:value-type="string">
            <text:p text:style-name="P28">4</text:p>
          </table:table-cell>
          <table:table-cell table:style-name="表36.A2" office:value-type="string">
            <text:p text:style-name="P28">作業時間</text:p>
          </table:table-cell>
          <table:table-cell table:style-name="表36.C2" office:value-type="string">
            <text:p text:style-name="P30">８：００－XX：００</text:p>
            <text:p text:style-name="P30">（定時）</text:p>
          </table:table-cell>
        </table:table-row>
        <table:table-row>
          <table:table-cell table:style-name="表36.A2" office:value-type="string">
            <text:p text:style-name="P28">5</text:p>
          </table:table-cell>
          <table:table-cell table:style-name="表36.A2" office:value-type="string">
            <text:p text:style-name="P28">備考</text:p>
          </table:table-cell>
          <table:table-cell table:style-name="表36.C2" office:value-type="string">
            <text:p text:style-name="P30">-</text:p>
          </table:table-cell>
        </table:table-row>
      </table:table>
      <text:p text:style-name="P32"/>
      <text:p text:style-name="P32">② <text:span text:style-name="T20">作業希望日 （週１日　金、または、土）</text:span></text:p>
      <text:p text:style-name="P17"><text:span text:style-name="T8">　作業希望週　2020</text:span><text:span text:style-name="T9">.4.XX(</text:span><text:span text:style-name="T8">月</text:span><text:span text:style-name="T9">) ~ 2020.4.XX(</text:span><text:span text:style-name="T8">日</text:span><text:span text:style-name="T9">)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9">4/XX（金）</text:p>
          </table:table-cell>
          <table:table-cell table:style-name="表38.B1" office:value-type="string">
            <text:p text:style-name="P29">4/XX（土）</text:p>
          </table:table-cell>
        </table:table-row>
        <table:table-row>
          <table:table-cell table:style-name="表38.A2" office:value-type="string">
            <text:p text:style-name="P27">○</text:p>
          </table:table-cell>
          <table:table-cell table:style-name="表38.B2" office:value-type="string">
            <text:p text:style-name="P27">○</text:p>
          </table:table-cell>
        </table:table-row>
      </table:table>
      <text:p text:style-name="P35"/>
      <text:p text:style-name="P32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5">期間</text:p>
          </table:table-cell>
          <table:table-cell table:style-name="表39.B1" office:value-type="string">
            <text:p text:style-name="P26"><text:s text:c="2"/>2020.4.XX(月) ~ 2020.4.XX(日)</text:p>
          </table:table-cell>
        </table:table-row>
        <table:table-row>
          <table:table-cell table:style-name="表39.A2" office:value-type="string">
            <text:p text:style-name="P23">合計</text:p>
          </table:table-cell>
          <table:table-cell table:style-name="表39.B2" office:value-type="string">
            <text:p text:style-name="P24"><text:s/>￥XXX 円</text:p>
          </table:table-cell>
        </table:table-row>
      </table:table>
      <text:p text:style-name="P38"/>
      <text:p text:style-name="P13">---------------------</text:p>
      <text:p text:style-name="P14">【作業員　岩淵謙 / 日報連絡、他】 2020.4.XX(月) ~ 2020.4.XX(日)</text:p>
      <text:p text:style-name="P13">[//]</text:p>
      <text:p text:style-name="P5"/>
      <text:p text:style-name="P5"/>
      <text:p text:style-name="P5">/ ------------------------------------------- [TEMPLATE] 20200404_082959 /</text:p>
      <text:p text:style-name="P5"/>
      <text:p text:style-name="P5">------------------------------------------- [TEMPLATE] 20200224_131644</text:p>
      <text:p text:style-name="P2"><text:soft-page-break/>-------------------------------------------------------- [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22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22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22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22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22"/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3.XX.土</text:p>
      <text:p text:style-name="P5">[//]</text:p>
      <text:p text:style-name="P5"/>
      <text:p text:style-name="P5">/ ------------------------------------------- [TEMPLATE] 20200224_13s1644 /</text:p>
      <text:p text:style-name="P5"/>
      <text:p text:style-name="P4">-------------------------------------------------------- [STEPS] 20190602_101421</text:p>
      <text:list xml:id="list3637865312123133831" text:style-name="L3">
        <text:list-item>
          <text:p text:style-name="P43">image file</text:p>
          <text:list>
            <text:list-item>
              <text:p text:style-name="P43">copy to : C:\WORKS_2\WS\WS_Others\towa_corpo</text:p>
            </text:list-item>
            <text:list-item>
              <text:p text:style-name="P43">change → file name</text:p>
            </text:list-item>
            <text:list-item>
              <text:p text:style-name="P43">DUP</text:p>
            </text:list-item>
            <text:list-item>
              <text:p text:style-name="P43">open the orig with paint</text:p>
            </text:list-item>
            <text:list-item>
              <text:p text:style-name="P43">change size → 25 % (<office:annotation office:name="__Annotation__14902_534617985"><dc:creator>iwabuchi ken</dc:creator><dc:date>2020-02-03T15:01:30.41</dc:date><text:p text:style-name="P46"><text:span text:style-name="T25">680 ==&gt; about</text:span></text:p></office:annotation>40 %, 680KB~<office:annotation-end office:name="__Annotation__14902_534617985"/>)</text:p>
            </text:list-item>
            <text:list-item>
              <text:p text:style-name="P43">close paint</text:p>
            </text:list-item>
          </text:list>
        </text:list-item>
        <text:list-item>
          <text:p text:style-name="P44"><text:soft-page-break/>email<text:span text:style-name="T19"> </text:span><text:span text:style-name="T18">###</text:span></text:p>
          <text:list>
            <text:list-item>
              <text:p text:style-name="P44">C – N (new mail)</text:p>
            </text:list-item>
            <text:list-item>
              <text:p text:style-name="P44">attach image file</text:p>
            </text:list-item>
            <text:list-item>
              <text:p text:style-name="P44">open in-mail image file</text:p>
            </text:list-item>
            <text:list-item>
              <text:p text:style-name="P44">validate</text:p>
              <text:list>
                <text:list-item>
                  <text:p text:style-name="P44">終了時刻</text:p>
                </text:list-item>
                <text:list-item>
                  <text:p text:style-name="P44">職長サイン</text:p>
                </text:list-item>
              </text:list>
            </text:list-item>
          </text:list>
        </text:list-item>
        <text:list-item>
          <text:p text:style-name="P43">doc</text:p>
          <text:list>
            <text:list-item>
              <text:p text:style-name="P43">prev lines → DUP</text:p>
            </text:list-item>
            <text:list-item>
              <text:p text:style-name="P43">enter data</text:p>
              <text:list>
                <text:list-item>
                  <text:p text:style-name="P44">作業について</text:p>
                  <text:list>
                    <text:list-item>
                      <text:p text:style-name="P43">作業日</text:p>
                    </text:list-item>
                    <text:list-item>
                      <text:p text:style-name="P43">発注者</text:p>
                    </text:list-item>
                    <text:list-item>
                      <text:p text:style-name="P43">工事件名</text:p>
                    </text:list-item>
                    <text:list-item>
                      <text:p text:style-name="P44">作業時間</text:p>
                    </text:list-item>
                  </text:list>
                </text:list-item>
                <text:list-item>
                  <text:p text:style-name="P44">タイトル文字列</text:p>
                </text:list-item>
              </text:list>
            </text:list-item>
          </text:list>
        </text:list-item>
        <text:list-item>
          <text:p text:style-name="P39">email</text:p>
          <text:list>
            <text:list-item>
              <text:p text:style-name="P39">C/P</text:p>
              <text:list>
                <text:list-item>
                  <text:p text:style-name="P40">本文</text:p>
                </text:list-item>
                <text:list-item>
                  <text:p text:style-name="P39">subject</text:p>
                </text:list-item>
              </text:list>
            </text:list-item>
            <text:list-item>
              <text:p text:style-name="P39">validate</text:p>
              <text:list>
                <text:list-item>
                  <text:p text:style-name="P43">作業日</text:p>
                </text:list-item>
                <text:list-item>
                  <text:p text:style-name="P43">発注者</text:p>
                </text:list-item>
                <text:list-item>
                  <text:p text:style-name="P43">工事件名</text:p>
                </text:list-item>
                <text:list-item>
                  <text:p text:style-name="P44">作業時間</text:p>
                </text:list-item>
              </text:list>
            </text:list-item>
            <text:list-item>
              <text:p text:style-name="P40"><text:soft-page-break/>F6 (“To”) → “yoko” &gt; Ret</text:p>
            </text:list-item>
            <text:list-item>
              <text:p text:style-name="P40">C – Ret (send)</text:p>
            </text:list-item>
            <text:list-item>
              <text:p text:style-name="P40">review → sent mail</text:p>
              <text:list>
                <text:list-item>
                  <text:p text:style-name="P40">送信先</text:p>
                </text:list-item>
                <text:list-item>
                  <text:p text:style-name="P40">日付</text:p>
                  <text:list>
                    <text:list-item>
                      <text:p text:style-name="P40">日報に書いた日付</text:p>
                    </text:list-item>
                    <text:list-item>
                      <text:p text:style-name="P40">メールの「件名」の日付（日報のそれと同じか？）</text:p>
                    </text:list-item>
                  </text:list>
                </text:list-item>
                <text:list-item>
                  <text:p text:style-name="P40">サイン</text:p>
                  <text:list>
                    <text:list-item>
                      <text:p text:style-name="P40">職長</text:p>
                    </text:list-item>
                    <text:list-item>
                      <text:p text:style-name="P40">発注者</text:p>
                    </text:list-item>
                  </text:list>
                </text:list-item>
                <text:list-item>
                  <text:p text:style-name="P40">時間</text:p>
                  <text:list>
                    <text:list-item>
                      <text:p text:style-name="P40">開始</text:p>
                    </text:list-item>
                    <text:list-item>
                      <text:p text:style-name="P40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doc</text:p>
          <text:list>
            <text:list-item>
              <text:p text:style-name="P40">move → “@@@” string</text:p>
            </text:list-item>
          </text:list>
        </text:list-item>
      </text:list>
      <text:p text:style-name="P37"/>
      <text:p text:style-name="P3">/-------------------------------------------------------- [/STEPS] 20190602_101421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4-25T18:05:09.18</dc:date>
    <dc:creator>iwabuchi ken</dc:creator>
    <meta:editing-duration>PT9H42M34S</meta:editing-duration>
    <meta:editing-cycles>60</meta:editing-cycles>
    <meta:generator>OpenOffice/4.1.3$Win32 OpenOffice.org_project/413m1$Build-9783</meta:generator>
    <meta:document-statistic meta:table-count="43" meta:image-count="0" meta:object-count="0" meta:page-count="28" meta:paragraph-count="1104" meta:word-count="5518" meta:character-count="11798"/>
  </office:meta>
</office:document-meta>
</file>